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18.59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22.26mm"/>
    </style:style>
    <style:style style:name="co10" style:family="table-column">
      <style:table-column-properties fo:break-before="auto" style:column-width="24.38mm"/>
    </style:style>
    <style:style style:name="co11" style:family="table-column">
      <style:table-column-properties fo:break-before="auto" style:column-width="23.16mm"/>
    </style:style>
    <style:style style:name="co12" style:family="table-column">
      <style:table-column-properties fo:break-before="auto" style:column-width="33.76mm"/>
    </style:style>
    <style:style style:name="co13" style:family="table-column">
      <style:table-column-properties fo:break-before="auto" style:column-width="47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9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licium" table:style-name="ta1">
        <table:shapes>
          <draw:frame draw:z-index="0" draw:style-name="gr1" draw:text-style-name="P1" svg:width="200mm" svg:height="100mm" svg:x="33.8mm" svg:y="76.77mm">
            <loext:p draw:notify-on-update-of-ranges="Misc.E1:Misc.E78 Misc.D1:Misc.D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8" table:default-cell-style-name="Default"/>
        <table:table-row table:style-name="ro1">
          <table:table-cell table:style-name="Default" office:value-type="string" calcext:value-type="string">
            <text:p>Kernladung:</text:p>
          </table:table-cell>
          <table:table-cell table:formula="of:=14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Hauptquantenzahl:</text:p>
          </table:table-cell>
          <table:table-cell office:value-type="string" calcext:value-type="string">
            <text:p>Energie:</text:p>
          </table:table-cell>
          <table:table-cell table:style-name="ce1" table:formula="of:=[Slicium.B4]" office:value-type="float" office:value="-2665.6" calcext:value-type="float">
            <text:p>-2665,6000</text:p>
          </table:table-cell>
          <table:table-cell table:style-name="ce1" table:formula="of:=[Slicium.B5]" office:value-type="float" office:value="-666.4" calcext:value-type="float">
            <text:p>-666,4000</text:p>
          </table:table-cell>
          <table:table-cell table:style-name="ce1" table:formula="of:=[Slicium.B6]" office:value-type="float" office:value="-296.177777777778" calcext:value-type="float">
            <text:p>-296,1778</text:p>
          </table:table-cell>
          <table:table-cell table:style-name="ce1" table:formula="of:=[Slicium.B7]" office:value-type="float" office:value="-166.6" calcext:value-type="float">
            <text:p>-166,6000</text:p>
          </table:table-cell>
          <table:table-cell table:style-name="ce1" table:formula="of:=[Slicium.B8]" office:value-type="float" office:value="-106.624" calcext:value-type="float">
            <text:p>-106,6240</text:p>
          </table:table-cell>
          <table:table-cell table:style-name="ce1" table:formula="of:=[Slicium.B9]" office:value-type="float" office:value="-74.0444444444445" calcext:value-type="float">
            <text:p>-74,0444</text:p>
          </table:table-cell>
          <table:table-cell table:style-name="ce1" table:formula="of:=[Slicium.B10]" office:value-type="float" office:value="-54.4" calcext:value-type="float">
            <text:p>-54,4000</text:p>
          </table:table-cell>
          <table:table-cell table:style-name="ce1" table:formula="of:=[Slicium.B11]" office:value-type="float" office:value="-41.65" calcext:value-type="float">
            <text:p>-41,6500</text:p>
          </table:table-cell>
          <table:table-cell table:style-name="ce1" table:formula="of:=[Slicium.B12]" office:value-type="float" office:value="-32.9086419753086" calcext:value-type="float">
            <text:p>-32,9086</text:p>
          </table:table-cell>
          <table:table-cell table:style-name="ce1" table:formula="of:=[Slicium.B13]" office:value-type="float" office:value="-26.656" calcext:value-type="float">
            <text:p>-26,6560</text:p>
          </table:table-cell>
          <table:table-cell table:style-name="ce1" table:formula="of:=[Slicium.B14]" office:value-type="float" office:value="-0.26656" calcext:value-type="float">
            <text:p>-0,2666</text:p>
          </table:table-cell>
          <table:table-cell table:style-name="ce1" table:formula="of:=[Slicium.B15]" office:value-type="float" office:value="-0.0026656" calcext:value-type="float">
            <text:p>-0,0027</text:p>
          </table:table-cell>
          <table:table-cell table:style-name="ce1" table:formula="of:=[Slicium.B16]" office:value-type="float" office:value="-0.000026656" calcext:value-type="float">
            <text:p>0,0000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" table:formula="of:=(-13.6)*(POWER([Slicium.$B$1];2)/POWER([Slicium.A4];2))" office:value-type="float" office:value="-2665.6" calcext:value-type="float">
            <text:p>-2665,6000</text:p>
          </table:table-cell>
          <table:table-cell table:style-name="ce1" table:formula="of:=[Slicium.C$3]-[Slicium.$B4]" office:value-type="float" office:value="0" calcext:value-type="float">
            <text:p>0,0000</text:p>
          </table:table-cell>
          <table:table-cell table:style-name="ce1" table:formula="of:=[Slicium.D$3]-[Slicium.$B4]" office:value-type="float" office:value="1999.2" calcext:value-type="float">
            <text:p>1999,2000</text:p>
          </table:table-cell>
          <table:table-cell table:style-name="ce1" table:formula="of:=[Slicium.E$3]-[Slicium.$B4]" office:value-type="float" office:value="2369.42222222222" calcext:value-type="float">
            <text:p>2369,4222</text:p>
          </table:table-cell>
          <table:table-cell table:style-name="ce1" table:formula="of:=[Slicium.F$3]-[Slicium.$B4]" office:value-type="float" office:value="2499" calcext:value-type="float">
            <text:p>2499,0000</text:p>
          </table:table-cell>
          <table:table-cell table:style-name="ce1" table:formula="of:=[Slicium.G$3]-[Slicium.$B4]" office:value-type="float" office:value="2558.976" calcext:value-type="float">
            <text:p>2558,9760</text:p>
          </table:table-cell>
          <table:table-cell table:style-name="ce1" table:formula="of:=[Slicium.H$3]-[Slicium.$B4]" office:value-type="float" office:value="2591.55555555556" calcext:value-type="float">
            <text:p>2591,5556</text:p>
          </table:table-cell>
          <table:table-cell table:style-name="ce1" table:formula="of:=[Slicium.I$3]-[Slicium.$B4]" office:value-type="float" office:value="2611.2" calcext:value-type="float">
            <text:p>2611,2000</text:p>
          </table:table-cell>
          <table:table-cell table:style-name="ce1" table:formula="of:=[Slicium.J$3]-[Slicium.$B4]" office:value-type="float" office:value="2623.95" calcext:value-type="float">
            <text:p>2623,9500</text:p>
          </table:table-cell>
          <table:table-cell table:style-name="ce1" table:formula="of:=[Slicium.K$3]-[Slicium.$B4]" office:value-type="float" office:value="2632.69135802469" calcext:value-type="float">
            <text:p>2632,6914</text:p>
          </table:table-cell>
          <table:table-cell table:style-name="ce1" table:formula="of:=[Slicium.L$3]-[Slicium.$B4]" office:value-type="float" office:value="2638.944" calcext:value-type="float">
            <text:p>2638,9440</text:p>
          </table:table-cell>
          <table:table-cell table:style-name="ce1" table:formula="of:=[Slicium.M$3]-[Slicium.$B4]" office:value-type="float" office:value="2665.33344" calcext:value-type="float">
            <text:p>2665,3334</text:p>
          </table:table-cell>
          <table:table-cell table:style-name="ce1" table:formula="of:=[Slicium.N$3]-[Slicium.$B4]" office:value-type="float" office:value="2665.5973344" calcext:value-type="float">
            <text:p>2665,5973</text:p>
          </table:table-cell>
          <table:table-cell table:style-name="ce1" table:formula="of:=[Slicium.O$3]-[Slicium.$B4]" office:value-type="float" office:value="2665.599973344" calcext:value-type="float">
            <text:p>2665,6000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" table:formula="of:=(-13.6)*(POWER([Slicium.$B$1];2)/POWER([Slicium.A5];2))" office:value-type="float" office:value="-666.4" calcext:value-type="float">
            <text:p>-666,4000</text:p>
          </table:table-cell>
          <table:table-cell table:style-name="ce1" table:formula="of:=[Slicium.C$3]-[Slicium.$B5]" office:value-type="float" office:value="-1999.2" calcext:value-type="float">
            <text:p>-1999,2000</text:p>
          </table:table-cell>
          <table:table-cell table:style-name="ce1" table:formula="of:=[Slicium.D$3]-[Slicium.$B5]" office:value-type="float" office:value="0" calcext:value-type="float">
            <text:p>0,0000</text:p>
          </table:table-cell>
          <table:table-cell table:style-name="ce1" table:formula="of:=[Slicium.E$3]-[Slicium.$B5]" office:value-type="float" office:value="370.222222222222" calcext:value-type="float">
            <text:p>370,2222</text:p>
          </table:table-cell>
          <table:table-cell table:style-name="ce1" table:formula="of:=[Slicium.F$3]-[Slicium.$B5]" office:value-type="float" office:value="499.8" calcext:value-type="float">
            <text:p>499,8000</text:p>
          </table:table-cell>
          <table:table-cell table:style-name="ce1" table:formula="of:=[Slicium.G$3]-[Slicium.$B5]" office:value-type="float" office:value="559.776" calcext:value-type="float">
            <text:p>559,7760</text:p>
          </table:table-cell>
          <table:table-cell table:style-name="ce1" table:formula="of:=[Slicium.H$3]-[Slicium.$B5]" office:value-type="float" office:value="592.355555555556" calcext:value-type="float">
            <text:p>592,3556</text:p>
          </table:table-cell>
          <table:table-cell table:style-name="ce1" table:formula="of:=[Slicium.I$3]-[Slicium.$B5]" office:value-type="float" office:value="612" calcext:value-type="float">
            <text:p>612,0000</text:p>
          </table:table-cell>
          <table:table-cell table:style-name="ce1" table:formula="of:=[Slicium.J$3]-[Slicium.$B5]" office:value-type="float" office:value="624.75" calcext:value-type="float">
            <text:p>624,7500</text:p>
          </table:table-cell>
          <table:table-cell table:style-name="ce1" table:formula="of:=[Slicium.K$3]-[Slicium.$B5]" office:value-type="float" office:value="633.491358024691" calcext:value-type="float">
            <text:p>633,4914</text:p>
          </table:table-cell>
          <table:table-cell table:style-name="ce1" table:formula="of:=[Slicium.L$3]-[Slicium.$B5]" office:value-type="float" office:value="639.744" calcext:value-type="float">
            <text:p>639,7440</text:p>
          </table:table-cell>
          <table:table-cell table:style-name="ce1" table:formula="of:=[Slicium.M$3]-[Slicium.$B5]" office:value-type="float" office:value="666.13344" calcext:value-type="float">
            <text:p>666,1334</text:p>
          </table:table-cell>
          <table:table-cell table:style-name="ce1" table:formula="of:=[Slicium.N$3]-[Slicium.$B5]" office:value-type="float" office:value="666.3973344" calcext:value-type="float">
            <text:p>666,3973</text:p>
          </table:table-cell>
          <table:table-cell table:style-name="ce1" table:formula="of:=[Slicium.O$3]-[Slicium.$B5]" office:value-type="float" office:value="666.399973344" calcext:value-type="float">
            <text:p>666,4000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" table:formula="of:=(-13.6)*(POWER([Slicium.$B$1];2)/POWER([Slicium.A6];2))" office:value-type="float" office:value="-296.177777777778" calcext:value-type="float">
            <text:p>-296,1778</text:p>
          </table:table-cell>
          <table:table-cell table:style-name="ce1" table:formula="of:=[Slicium.C$3]-[Slicium.$B6]" office:value-type="float" office:value="-2369.42222222222" calcext:value-type="float">
            <text:p>-2369,4222</text:p>
          </table:table-cell>
          <table:table-cell table:style-name="ce1" table:formula="of:=[Slicium.D$3]-[Slicium.$B6]" office:value-type="float" office:value="-370.222222222222" calcext:value-type="float">
            <text:p>-370,2222</text:p>
          </table:table-cell>
          <table:table-cell table:style-name="ce1" table:formula="of:=[Slicium.E$3]-[Slicium.$B6]" office:value-type="float" office:value="0" calcext:value-type="float">
            <text:p>0,0000</text:p>
          </table:table-cell>
          <table:table-cell table:style-name="ce1" table:formula="of:=[Slicium.F$3]-[Slicium.$B6]" office:value-type="float" office:value="129.577777777778" calcext:value-type="float">
            <text:p>129,5778</text:p>
          </table:table-cell>
          <table:table-cell table:style-name="ce1" table:formula="of:=[Slicium.G$3]-[Slicium.$B6]" office:value-type="float" office:value="189.553777777778" calcext:value-type="float">
            <text:p>189,5538</text:p>
          </table:table-cell>
          <table:table-cell table:style-name="ce1" table:formula="of:=[Slicium.H$3]-[Slicium.$B6]" office:value-type="float" office:value="222.133333333333" calcext:value-type="float">
            <text:p>222,1333</text:p>
          </table:table-cell>
          <table:table-cell table:style-name="ce1" table:formula="of:=[Slicium.I$3]-[Slicium.$B6]" office:value-type="float" office:value="241.777777777778" calcext:value-type="float">
            <text:p>241,7778</text:p>
          </table:table-cell>
          <table:table-cell table:style-name="ce1" table:formula="of:=[Slicium.J$3]-[Slicium.$B6]" office:value-type="float" office:value="254.527777777778" calcext:value-type="float">
            <text:p>254,5278</text:p>
          </table:table-cell>
          <table:table-cell table:style-name="ce1" table:formula="of:=[Slicium.K$3]-[Slicium.$B6]" office:value-type="float" office:value="263.269135802469" calcext:value-type="float">
            <text:p>263,2691</text:p>
          </table:table-cell>
          <table:table-cell table:style-name="ce1" table:formula="of:=[Slicium.L$3]-[Slicium.$B6]" office:value-type="float" office:value="269.521777777778" calcext:value-type="float">
            <text:p>269,5218</text:p>
          </table:table-cell>
          <table:table-cell table:style-name="ce1" table:formula="of:=[Slicium.M$3]-[Slicium.$B6]" office:value-type="float" office:value="295.911217777778" calcext:value-type="float">
            <text:p>295,9112</text:p>
          </table:table-cell>
          <table:table-cell table:style-name="ce1" table:formula="of:=[Slicium.N$3]-[Slicium.$B6]" office:value-type="float" office:value="296.175112177778" calcext:value-type="float">
            <text:p>296,1751</text:p>
          </table:table-cell>
          <table:table-cell table:style-name="ce1" table:formula="of:=[Slicium.O$3]-[Slicium.$B6]" office:value-type="float" office:value="296.177751121778" calcext:value-type="float">
            <text:p>296,1778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" table:formula="of:=(-13.6)*(POWER([Slicium.$B$1];2)/POWER([Slicium.A7];2))" office:value-type="float" office:value="-166.6" calcext:value-type="float">
            <text:p>-166,6000</text:p>
          </table:table-cell>
          <table:table-cell table:style-name="ce1" table:formula="of:=[Slicium.C$3]-[Slicium.$B7]" office:value-type="float" office:value="-2499" calcext:value-type="float">
            <text:p>-2499,0000</text:p>
          </table:table-cell>
          <table:table-cell table:style-name="ce1" table:formula="of:=[Slicium.D$3]-[Slicium.$B7]" office:value-type="float" office:value="-499.8" calcext:value-type="float">
            <text:p>-499,8000</text:p>
          </table:table-cell>
          <table:table-cell table:style-name="ce1" table:formula="of:=[Slicium.E$3]-[Slicium.$B7]" office:value-type="float" office:value="-129.577777777778" calcext:value-type="float">
            <text:p>-129,5778</text:p>
          </table:table-cell>
          <table:table-cell table:style-name="ce1" table:formula="of:=[Slicium.F$3]-[Slicium.$B7]" office:value-type="float" office:value="0" calcext:value-type="float">
            <text:p>0,0000</text:p>
          </table:table-cell>
          <table:table-cell table:style-name="ce1" table:formula="of:=[Slicium.G$3]-[Slicium.$B7]" office:value-type="float" office:value="59.976" calcext:value-type="float">
            <text:p>59,9760</text:p>
          </table:table-cell>
          <table:table-cell table:style-name="ce1" table:formula="of:=[Slicium.H$3]-[Slicium.$B7]" office:value-type="float" office:value="92.5555555555555" calcext:value-type="float">
            <text:p>92,5556</text:p>
          </table:table-cell>
          <table:table-cell table:style-name="ce1" table:formula="of:=[Slicium.I$3]-[Slicium.$B7]" office:value-type="float" office:value="112.2" calcext:value-type="float">
            <text:p>112,2000</text:p>
          </table:table-cell>
          <table:table-cell table:style-name="ce1" table:formula="of:=[Slicium.J$3]-[Slicium.$B7]" office:value-type="float" office:value="124.95" calcext:value-type="float">
            <text:p>124,9500</text:p>
          </table:table-cell>
          <table:table-cell table:style-name="ce1" table:formula="of:=[Slicium.K$3]-[Slicium.$B7]" office:value-type="float" office:value="133.691358024691" calcext:value-type="float">
            <text:p>133,6914</text:p>
          </table:table-cell>
          <table:table-cell table:style-name="ce1" table:formula="of:=[Slicium.L$3]-[Slicium.$B7]" office:value-type="float" office:value="139.944" calcext:value-type="float">
            <text:p>139,9440</text:p>
          </table:table-cell>
          <table:table-cell table:style-name="ce1" table:formula="of:=[Slicium.M$3]-[Slicium.$B7]" office:value-type="float" office:value="166.33344" calcext:value-type="float">
            <text:p>166,3334</text:p>
          </table:table-cell>
          <table:table-cell table:style-name="ce1" table:formula="of:=[Slicium.N$3]-[Slicium.$B7]" office:value-type="float" office:value="166.5973344" calcext:value-type="float">
            <text:p>166,5973</text:p>
          </table:table-cell>
          <table:table-cell table:style-name="ce1" table:formula="of:=[Slicium.O$3]-[Slicium.$B7]" office:value-type="float" office:value="166.599973344" calcext:value-type="float">
            <text:p>166,6000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" table:formula="of:=(-13.6)*(POWER([Slicium.$B$1];2)/POWER([Slicium.A8];2))" office:value-type="float" office:value="-106.624" calcext:value-type="float">
            <text:p>-106,6240</text:p>
          </table:table-cell>
          <table:table-cell table:style-name="ce1" table:formula="of:=[Slicium.C$3]-[Slicium.$B8]" office:value-type="float" office:value="-2558.976" calcext:value-type="float">
            <text:p>-2558,9760</text:p>
          </table:table-cell>
          <table:table-cell table:style-name="ce1" table:formula="of:=[Slicium.D$3]-[Slicium.$B8]" office:value-type="float" office:value="-559.776" calcext:value-type="float">
            <text:p>-559,7760</text:p>
          </table:table-cell>
          <table:table-cell table:style-name="ce1" table:formula="of:=[Slicium.E$3]-[Slicium.$B8]" office:value-type="float" office:value="-189.553777777778" calcext:value-type="float">
            <text:p>-189,5538</text:p>
          </table:table-cell>
          <table:table-cell table:style-name="ce1" table:formula="of:=[Slicium.F$3]-[Slicium.$B8]" office:value-type="float" office:value="-59.976" calcext:value-type="float">
            <text:p>-59,9760</text:p>
          </table:table-cell>
          <table:table-cell table:style-name="ce1" table:formula="of:=[Slicium.G$3]-[Slicium.$B8]" office:value-type="float" office:value="0" calcext:value-type="float">
            <text:p>0,0000</text:p>
          </table:table-cell>
          <table:table-cell table:style-name="ce1" table:formula="of:=[Slicium.H$3]-[Slicium.$B8]" office:value-type="float" office:value="32.5795555555555" calcext:value-type="float">
            <text:p>32,5796</text:p>
          </table:table-cell>
          <table:table-cell table:style-name="ce1" table:formula="of:=[Slicium.I$3]-[Slicium.$B8]" office:value-type="float" office:value="52.224" calcext:value-type="float">
            <text:p>52,2240</text:p>
          </table:table-cell>
          <table:table-cell table:style-name="ce1" table:formula="of:=[Slicium.J$3]-[Slicium.$B8]" office:value-type="float" office:value="64.974" calcext:value-type="float">
            <text:p>64,9740</text:p>
          </table:table-cell>
          <table:table-cell table:style-name="ce1" table:formula="of:=[Slicium.K$3]-[Slicium.$B8]" office:value-type="float" office:value="73.7153580246914" calcext:value-type="float">
            <text:p>73,7154</text:p>
          </table:table-cell>
          <table:table-cell table:style-name="ce1" table:formula="of:=[Slicium.L$3]-[Slicium.$B8]" office:value-type="float" office:value="79.968" calcext:value-type="float">
            <text:p>79,9680</text:p>
          </table:table-cell>
          <table:table-cell table:style-name="ce1" table:formula="of:=[Slicium.M$3]-[Slicium.$B8]" office:value-type="float" office:value="106.35744" calcext:value-type="float">
            <text:p>106,3574</text:p>
          </table:table-cell>
          <table:table-cell table:style-name="ce1" table:formula="of:=[Slicium.N$3]-[Slicium.$B8]" office:value-type="float" office:value="106.6213344" calcext:value-type="float">
            <text:p>106,6213</text:p>
          </table:table-cell>
          <table:table-cell table:style-name="ce1" table:formula="of:=[Slicium.O$3]-[Slicium.$B8]" office:value-type="float" office:value="106.623973344" calcext:value-type="float">
            <text:p>106,6240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" table:formula="of:=(-13.6)*(POWER([Slicium.$B$1];2)/POWER([Slicium.A9];2))" office:value-type="float" office:value="-74.0444444444445" calcext:value-type="float">
            <text:p>-74,0444</text:p>
          </table:table-cell>
          <table:table-cell table:style-name="ce1" table:formula="of:=[Slicium.C$3]-[Slicium.$B9]" office:value-type="float" office:value="-2591.55555555556" calcext:value-type="float">
            <text:p>-2591,5556</text:p>
          </table:table-cell>
          <table:table-cell table:style-name="ce1" table:formula="of:=[Slicium.D$3]-[Slicium.$B9]" office:value-type="float" office:value="-592.355555555556" calcext:value-type="float">
            <text:p>-592,3556</text:p>
          </table:table-cell>
          <table:table-cell table:style-name="ce1" table:formula="of:=[Slicium.E$3]-[Slicium.$B9]" office:value-type="float" office:value="-222.133333333333" calcext:value-type="float">
            <text:p>-222,1333</text:p>
          </table:table-cell>
          <table:table-cell table:style-name="ce1" table:formula="of:=[Slicium.F$3]-[Slicium.$B9]" office:value-type="float" office:value="-92.5555555555555" calcext:value-type="float">
            <text:p>-92,5556</text:p>
          </table:table-cell>
          <table:table-cell table:style-name="ce1" table:formula="of:=[Slicium.G$3]-[Slicium.$B9]" office:value-type="float" office:value="-32.5795555555555" calcext:value-type="float">
            <text:p>-32,5796</text:p>
          </table:table-cell>
          <table:table-cell table:style-name="ce1" table:formula="of:=[Slicium.H$3]-[Slicium.$B9]" office:value-type="float" office:value="0" calcext:value-type="float">
            <text:p>0,0000</text:p>
          </table:table-cell>
          <table:table-cell table:style-name="ce1" table:formula="of:=[Slicium.I$3]-[Slicium.$B9]" office:value-type="float" office:value="19.6444444444445" calcext:value-type="float">
            <text:p>19,6444</text:p>
          </table:table-cell>
          <table:table-cell table:style-name="ce1" table:formula="of:=[Slicium.J$3]-[Slicium.$B9]" office:value-type="float" office:value="32.3944444444445" calcext:value-type="float">
            <text:p>32,3944</text:p>
          </table:table-cell>
          <table:table-cell table:style-name="ce1" table:formula="of:=[Slicium.K$3]-[Slicium.$B9]" office:value-type="float" office:value="41.1358024691358" calcext:value-type="float">
            <text:p>41,1358</text:p>
          </table:table-cell>
          <table:table-cell table:style-name="ce1" table:formula="of:=[Slicium.L$3]-[Slicium.$B9]" office:value-type="float" office:value="47.3884444444445" calcext:value-type="float">
            <text:p>47,3884</text:p>
          </table:table-cell>
          <table:table-cell table:style-name="ce1" table:formula="of:=[Slicium.M$3]-[Slicium.$B9]" office:value-type="float" office:value="73.7778844444445" calcext:value-type="float">
            <text:p>73,7779</text:p>
          </table:table-cell>
          <table:table-cell table:style-name="ce1" table:formula="of:=[Slicium.N$3]-[Slicium.$B9]" office:value-type="float" office:value="74.0417788444445" calcext:value-type="float">
            <text:p>74,0418</text:p>
          </table:table-cell>
          <table:table-cell table:style-name="ce1" table:formula="of:=[Slicium.O$3]-[Slicium.$B9]" office:value-type="float" office:value="74.0444177884445" calcext:value-type="float">
            <text:p>74,0444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1" table:formula="of:=(-13.6)*(POWER([Slicium.$B$1];2)/POWER([Slicium.A10];2))" office:value-type="float" office:value="-54.4" calcext:value-type="float">
            <text:p>-54,4000</text:p>
          </table:table-cell>
          <table:table-cell table:style-name="ce1" table:formula="of:=[Slicium.C$3]-[Slicium.$B10]" office:value-type="float" office:value="-2611.2" calcext:value-type="float">
            <text:p>-2611,2000</text:p>
          </table:table-cell>
          <table:table-cell table:style-name="ce1" table:formula="of:=[Slicium.D$3]-[Slicium.$B10]" office:value-type="float" office:value="-612" calcext:value-type="float">
            <text:p>-612,0000</text:p>
          </table:table-cell>
          <table:table-cell table:style-name="ce1" table:formula="of:=[Slicium.E$3]-[Slicium.$B10]" office:value-type="float" office:value="-241.777777777778" calcext:value-type="float">
            <text:p>-241,7778</text:p>
          </table:table-cell>
          <table:table-cell table:style-name="ce1" table:formula="of:=[Slicium.F$3]-[Slicium.$B10]" office:value-type="float" office:value="-112.2" calcext:value-type="float">
            <text:p>-112,2000</text:p>
          </table:table-cell>
          <table:table-cell table:style-name="ce1" table:formula="of:=[Slicium.G$3]-[Slicium.$B10]" office:value-type="float" office:value="-52.224" calcext:value-type="float">
            <text:p>-52,2240</text:p>
          </table:table-cell>
          <table:table-cell table:style-name="ce1" table:formula="of:=[Slicium.H$3]-[Slicium.$B10]" office:value-type="float" office:value="-19.6444444444445" calcext:value-type="float">
            <text:p>-19,6444</text:p>
          </table:table-cell>
          <table:table-cell table:style-name="ce1" table:formula="of:=[Slicium.I$3]-[Slicium.$B10]" office:value-type="float" office:value="0" calcext:value-type="float">
            <text:p>0,0000</text:p>
          </table:table-cell>
          <table:table-cell table:style-name="ce1" table:formula="of:=[Slicium.J$3]-[Slicium.$B10]" office:value-type="float" office:value="12.75" calcext:value-type="float">
            <text:p>12,7500</text:p>
          </table:table-cell>
          <table:table-cell table:style-name="ce1" table:formula="of:=[Slicium.K$3]-[Slicium.$B10]" office:value-type="float" office:value="21.4913580246914" calcext:value-type="float">
            <text:p>21,4914</text:p>
          </table:table-cell>
          <table:table-cell table:style-name="ce1" table:formula="of:=[Slicium.L$3]-[Slicium.$B10]" office:value-type="float" office:value="27.744" calcext:value-type="float">
            <text:p>27,7440</text:p>
          </table:table-cell>
          <table:table-cell table:style-name="ce1" table:formula="of:=[Slicium.M$3]-[Slicium.$B10]" office:value-type="float" office:value="54.13344" calcext:value-type="float">
            <text:p>54,1334</text:p>
          </table:table-cell>
          <table:table-cell table:style-name="ce1" table:formula="of:=[Slicium.N$3]-[Slicium.$B10]" office:value-type="float" office:value="54.3973344" calcext:value-type="float">
            <text:p>54,3973</text:p>
          </table:table-cell>
          <table:table-cell table:style-name="ce1" table:formula="of:=[Slicium.O$3]-[Slicium.$B10]" office:value-type="float" office:value="54.399973344" calcext:value-type="float">
            <text:p>54,4000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1" table:formula="of:=(-13.6)*(POWER([Slicium.$B$1];2)/POWER([Slicium.A11];2))" office:value-type="float" office:value="-41.65" calcext:value-type="float">
            <text:p>-41,6500</text:p>
          </table:table-cell>
          <table:table-cell table:style-name="ce1" table:formula="of:=[Slicium.C$3]-[Slicium.$B11]" office:value-type="float" office:value="-2623.95" calcext:value-type="float">
            <text:p>-2623,9500</text:p>
          </table:table-cell>
          <table:table-cell table:style-name="ce1" table:formula="of:=[Slicium.D$3]-[Slicium.$B11]" office:value-type="float" office:value="-624.75" calcext:value-type="float">
            <text:p>-624,7500</text:p>
          </table:table-cell>
          <table:table-cell table:style-name="ce1" table:formula="of:=[Slicium.E$3]-[Slicium.$B11]" office:value-type="float" office:value="-254.527777777778" calcext:value-type="float">
            <text:p>-254,5278</text:p>
          </table:table-cell>
          <table:table-cell table:style-name="ce1" table:formula="of:=[Slicium.F$3]-[Slicium.$B11]" office:value-type="float" office:value="-124.95" calcext:value-type="float">
            <text:p>-124,9500</text:p>
          </table:table-cell>
          <table:table-cell table:style-name="ce1" table:formula="of:=[Slicium.G$3]-[Slicium.$B11]" office:value-type="float" office:value="-64.974" calcext:value-type="float">
            <text:p>-64,9740</text:p>
          </table:table-cell>
          <table:table-cell table:style-name="ce1" table:formula="of:=[Slicium.H$3]-[Slicium.$B11]" office:value-type="float" office:value="-32.3944444444445" calcext:value-type="float">
            <text:p>-32,3944</text:p>
          </table:table-cell>
          <table:table-cell table:style-name="ce1" table:formula="of:=[Slicium.I$3]-[Slicium.$B11]" office:value-type="float" office:value="-12.75" calcext:value-type="float">
            <text:p>-12,7500</text:p>
          </table:table-cell>
          <table:table-cell table:style-name="ce1" table:formula="of:=[Slicium.J$3]-[Slicium.$B11]" office:value-type="float" office:value="0" calcext:value-type="float">
            <text:p>0,0000</text:p>
          </table:table-cell>
          <table:table-cell table:style-name="ce1" table:formula="of:=[Slicium.K$3]-[Slicium.$B11]" office:value-type="float" office:value="8.74135802469136" calcext:value-type="float">
            <text:p>8,7414</text:p>
          </table:table-cell>
          <table:table-cell table:style-name="ce1" table:formula="of:=[Slicium.L$3]-[Slicium.$B11]" office:value-type="float" office:value="14.994" calcext:value-type="float">
            <text:p>14,9940</text:p>
          </table:table-cell>
          <table:table-cell table:style-name="ce1" table:formula="of:=[Slicium.M$3]-[Slicium.$B11]" office:value-type="float" office:value="41.38344" calcext:value-type="float">
            <text:p>41,3834</text:p>
          </table:table-cell>
          <table:table-cell table:style-name="ce1" table:formula="of:=[Slicium.N$3]-[Slicium.$B11]" office:value-type="float" office:value="41.6473344" calcext:value-type="float">
            <text:p>41,6473</text:p>
          </table:table-cell>
          <table:table-cell table:style-name="ce1" table:formula="of:=[Slicium.O$3]-[Slicium.$B11]" office:value-type="float" office:value="41.649973344" calcext:value-type="float">
            <text:p>41,6500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1" table:formula="of:=(-13.6)*(POWER([Slicium.$B$1];2)/POWER([Slicium.A12];2))" office:value-type="float" office:value="-32.9086419753086" calcext:value-type="float">
            <text:p>-32,9086</text:p>
          </table:table-cell>
          <table:table-cell table:style-name="ce1" table:formula="of:=[Slicium.C$3]-[Slicium.$B12]" office:value-type="float" office:value="-2632.69135802469" calcext:value-type="float">
            <text:p>-2632,6914</text:p>
          </table:table-cell>
          <table:table-cell table:style-name="ce1" table:formula="of:=[Slicium.D$3]-[Slicium.$B12]" office:value-type="float" office:value="-633.491358024691" calcext:value-type="float">
            <text:p>-633,4914</text:p>
          </table:table-cell>
          <table:table-cell table:style-name="ce1" table:formula="of:=[Slicium.E$3]-[Slicium.$B12]" office:value-type="float" office:value="-263.269135802469" calcext:value-type="float">
            <text:p>-263,2691</text:p>
          </table:table-cell>
          <table:table-cell table:style-name="ce1" table:formula="of:=[Slicium.F$3]-[Slicium.$B12]" office:value-type="float" office:value="-133.691358024691" calcext:value-type="float">
            <text:p>-133,6914</text:p>
          </table:table-cell>
          <table:table-cell table:style-name="ce1" table:formula="of:=[Slicium.G$3]-[Slicium.$B12]" office:value-type="float" office:value="-73.7153580246914" calcext:value-type="float">
            <text:p>-73,7154</text:p>
          </table:table-cell>
          <table:table-cell table:style-name="ce1" table:formula="of:=[Slicium.H$3]-[Slicium.$B12]" office:value-type="float" office:value="-41.1358024691358" calcext:value-type="float">
            <text:p>-41,1358</text:p>
          </table:table-cell>
          <table:table-cell table:style-name="ce1" table:formula="of:=[Slicium.I$3]-[Slicium.$B12]" office:value-type="float" office:value="-21.4913580246914" calcext:value-type="float">
            <text:p>-21,4914</text:p>
          </table:table-cell>
          <table:table-cell table:style-name="ce1" table:formula="of:=[Slicium.J$3]-[Slicium.$B12]" office:value-type="float" office:value="-8.74135802469136" calcext:value-type="float">
            <text:p>-8,7414</text:p>
          </table:table-cell>
          <table:table-cell table:style-name="ce1" table:formula="of:=[Slicium.K$3]-[Slicium.$B12]" office:value-type="float" office:value="0" calcext:value-type="float">
            <text:p>0,0000</text:p>
          </table:table-cell>
          <table:table-cell table:style-name="ce1" table:formula="of:=[Slicium.L$3]-[Slicium.$B12]" office:value-type="float" office:value="6.25264197530864" calcext:value-type="float">
            <text:p>6,2526</text:p>
          </table:table-cell>
          <table:table-cell table:style-name="ce1" table:formula="of:=[Slicium.M$3]-[Slicium.$B12]" office:value-type="float" office:value="32.6420819753086" calcext:value-type="float">
            <text:p>32,6421</text:p>
          </table:table-cell>
          <table:table-cell table:style-name="ce1" table:formula="of:=[Slicium.N$3]-[Slicium.$B12]" office:value-type="float" office:value="32.9059763753086" calcext:value-type="float">
            <text:p>32,9060</text:p>
          </table:table-cell>
          <table:table-cell table:style-name="ce1" table:formula="of:=[Slicium.O$3]-[Slicium.$B12]" office:value-type="float" office:value="32.9086153193086" calcext:value-type="float">
            <text:p>32,9086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1" table:formula="of:=(-13.6)*(POWER([Slicium.$B$1];2)/POWER([Slicium.A13];2))" office:value-type="float" office:value="-26.656" calcext:value-type="float">
            <text:p>-26,6560</text:p>
          </table:table-cell>
          <table:table-cell table:style-name="ce1" table:formula="of:=[Slicium.C$3]-[Slicium.$B13]" office:value-type="float" office:value="-2638.944" calcext:value-type="float">
            <text:p>-2638,9440</text:p>
          </table:table-cell>
          <table:table-cell table:style-name="ce1" table:formula="of:=[Slicium.D$3]-[Slicium.$B13]" office:value-type="float" office:value="-639.744" calcext:value-type="float">
            <text:p>-639,7440</text:p>
          </table:table-cell>
          <table:table-cell table:style-name="ce1" table:formula="of:=[Slicium.E$3]-[Slicium.$B13]" office:value-type="float" office:value="-269.521777777778" calcext:value-type="float">
            <text:p>-269,5218</text:p>
          </table:table-cell>
          <table:table-cell table:style-name="ce1" table:formula="of:=[Slicium.F$3]-[Slicium.$B13]" office:value-type="float" office:value="-139.944" calcext:value-type="float">
            <text:p>-139,9440</text:p>
          </table:table-cell>
          <table:table-cell table:style-name="ce1" table:formula="of:=[Slicium.G$3]-[Slicium.$B13]" office:value-type="float" office:value="-79.968" calcext:value-type="float">
            <text:p>-79,9680</text:p>
          </table:table-cell>
          <table:table-cell table:style-name="ce1" table:formula="of:=[Slicium.H$3]-[Slicium.$B13]" office:value-type="float" office:value="-47.3884444444445" calcext:value-type="float">
            <text:p>-47,3884</text:p>
          </table:table-cell>
          <table:table-cell table:style-name="ce1" table:formula="of:=[Slicium.I$3]-[Slicium.$B13]" office:value-type="float" office:value="-27.744" calcext:value-type="float">
            <text:p>-27,7440</text:p>
          </table:table-cell>
          <table:table-cell table:style-name="ce1" table:formula="of:=[Slicium.J$3]-[Slicium.$B13]" office:value-type="float" office:value="-14.994" calcext:value-type="float">
            <text:p>-14,9940</text:p>
          </table:table-cell>
          <table:table-cell table:style-name="ce1" table:formula="of:=[Slicium.K$3]-[Slicium.$B13]" office:value-type="float" office:value="-6.25264197530864" calcext:value-type="float">
            <text:p>-6,2526</text:p>
          </table:table-cell>
          <table:table-cell table:style-name="ce1" table:formula="of:=[Slicium.L$3]-[Slicium.$B13]" office:value-type="float" office:value="0" calcext:value-type="float">
            <text:p>0,0000</text:p>
          </table:table-cell>
          <table:table-cell table:style-name="ce1" table:formula="of:=[Slicium.M$3]-[Slicium.$B13]" office:value-type="float" office:value="26.38944" calcext:value-type="float">
            <text:p>26,3894</text:p>
          </table:table-cell>
          <table:table-cell table:style-name="ce1" table:formula="of:=[Slicium.N$3]-[Slicium.$B13]" office:value-type="float" office:value="26.6533344" calcext:value-type="float">
            <text:p>26,6533</text:p>
          </table:table-cell>
          <table:table-cell table:style-name="ce1" table:formula="of:=[Slicium.O$3]-[Slicium.$B13]" office:value-type="float" office:value="26.655973344" calcext:value-type="float">
            <text:p>26,6560</text:p>
          </table:table-cell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ce1" table:formula="of:=(-13.6)*(POWER([Slicium.$B$1];2)/POWER([Slicium.A14];2))" office:value-type="float" office:value="-0.26656" calcext:value-type="float">
            <text:p>-0,2666</text:p>
          </table:table-cell>
          <table:table-cell table:style-name="ce1" table:formula="of:=[Slicium.C$3]-[Slicium.$B14]" office:value-type="float" office:value="-2665.33344" calcext:value-type="float">
            <text:p>-2665,3334</text:p>
          </table:table-cell>
          <table:table-cell table:style-name="ce1" table:formula="of:=[Slicium.D$3]-[Slicium.$B14]" office:value-type="float" office:value="-666.13344" calcext:value-type="float">
            <text:p>-666,1334</text:p>
          </table:table-cell>
          <table:table-cell table:style-name="ce1" table:formula="of:=[Slicium.E$3]-[Slicium.$B14]" office:value-type="float" office:value="-295.911217777778" calcext:value-type="float">
            <text:p>-295,9112</text:p>
          </table:table-cell>
          <table:table-cell table:style-name="ce1" table:formula="of:=[Slicium.F$3]-[Slicium.$B14]" office:value-type="float" office:value="-166.33344" calcext:value-type="float">
            <text:p>-166,3334</text:p>
          </table:table-cell>
          <table:table-cell table:style-name="ce1" table:formula="of:=[Slicium.G$3]-[Slicium.$B14]" office:value-type="float" office:value="-106.35744" calcext:value-type="float">
            <text:p>-106,3574</text:p>
          </table:table-cell>
          <table:table-cell table:style-name="ce1" table:formula="of:=[Slicium.H$3]-[Slicium.$B14]" office:value-type="float" office:value="-73.7778844444445" calcext:value-type="float">
            <text:p>-73,7779</text:p>
          </table:table-cell>
          <table:table-cell table:style-name="ce1" table:formula="of:=[Slicium.I$3]-[Slicium.$B14]" office:value-type="float" office:value="-54.13344" calcext:value-type="float">
            <text:p>-54,1334</text:p>
          </table:table-cell>
          <table:table-cell table:style-name="ce1" table:formula="of:=[Slicium.J$3]-[Slicium.$B14]" office:value-type="float" office:value="-41.38344" calcext:value-type="float">
            <text:p>-41,3834</text:p>
          </table:table-cell>
          <table:table-cell table:style-name="ce1" table:formula="of:=[Slicium.K$3]-[Slicium.$B14]" office:value-type="float" office:value="-32.6420819753086" calcext:value-type="float">
            <text:p>-32,6421</text:p>
          </table:table-cell>
          <table:table-cell table:style-name="ce1" table:formula="of:=[Slicium.L$3]-[Slicium.$B14]" office:value-type="float" office:value="-26.38944" calcext:value-type="float">
            <text:p>-26,3894</text:p>
          </table:table-cell>
          <table:table-cell table:style-name="ce1" table:formula="of:=[Slicium.M$3]-[Slicium.$B14]" office:value-type="float" office:value="0" calcext:value-type="float">
            <text:p>0,0000</text:p>
          </table:table-cell>
          <table:table-cell table:style-name="ce1" table:formula="of:=[Slicium.N$3]-[Slicium.$B14]" office:value-type="float" office:value="0.2638944" calcext:value-type="float">
            <text:p>0,2639</text:p>
          </table:table-cell>
          <table:table-cell table:style-name="ce1" table:formula="of:=[Slicium.O$3]-[Slicium.$B14]" office:value-type="float" office:value="0.266533344" calcext:value-type="float">
            <text:p>0,2665</text:p>
          </table:table-cell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ce1" table:formula="of:=(-13.6)*(POWER([Slicium.$B$1];2)/POWER([Slicium.A15];2))" office:value-type="float" office:value="-0.0026656" calcext:value-type="float">
            <text:p>-0,0027</text:p>
          </table:table-cell>
          <table:table-cell table:style-name="ce1" table:formula="of:=[Slicium.C$3]-[Slicium.$B15]" office:value-type="float" office:value="-2665.5973344" calcext:value-type="float">
            <text:p>-2665,5973</text:p>
          </table:table-cell>
          <table:table-cell table:style-name="ce1" table:formula="of:=[Slicium.D$3]-[Slicium.$B15]" office:value-type="float" office:value="-666.3973344" calcext:value-type="float">
            <text:p>-666,3973</text:p>
          </table:table-cell>
          <table:table-cell table:style-name="ce1" table:formula="of:=[Slicium.E$3]-[Slicium.$B15]" office:value-type="float" office:value="-296.175112177778" calcext:value-type="float">
            <text:p>-296,1751</text:p>
          </table:table-cell>
          <table:table-cell table:style-name="ce1" table:formula="of:=[Slicium.F$3]-[Slicium.$B15]" office:value-type="float" office:value="-166.5973344" calcext:value-type="float">
            <text:p>-166,5973</text:p>
          </table:table-cell>
          <table:table-cell table:style-name="ce1" table:formula="of:=[Slicium.G$3]-[Slicium.$B15]" office:value-type="float" office:value="-106.6213344" calcext:value-type="float">
            <text:p>-106,6213</text:p>
          </table:table-cell>
          <table:table-cell table:style-name="ce1" table:formula="of:=[Slicium.H$3]-[Slicium.$B15]" office:value-type="float" office:value="-74.0417788444445" calcext:value-type="float">
            <text:p>-74,0418</text:p>
          </table:table-cell>
          <table:table-cell table:style-name="ce1" table:formula="of:=[Slicium.I$3]-[Slicium.$B15]" office:value-type="float" office:value="-54.3973344" calcext:value-type="float">
            <text:p>-54,3973</text:p>
          </table:table-cell>
          <table:table-cell table:style-name="ce1" table:formula="of:=[Slicium.J$3]-[Slicium.$B15]" office:value-type="float" office:value="-41.6473344" calcext:value-type="float">
            <text:p>-41,6473</text:p>
          </table:table-cell>
          <table:table-cell table:style-name="ce1" table:formula="of:=[Slicium.K$3]-[Slicium.$B15]" office:value-type="float" office:value="-32.9059763753086" calcext:value-type="float">
            <text:p>-32,9060</text:p>
          </table:table-cell>
          <table:table-cell table:style-name="ce1" table:formula="of:=[Slicium.L$3]-[Slicium.$B15]" office:value-type="float" office:value="-26.6533344" calcext:value-type="float">
            <text:p>-26,6533</text:p>
          </table:table-cell>
          <table:table-cell table:style-name="ce1" table:formula="of:=[Slicium.M$3]-[Slicium.$B15]" office:value-type="float" office:value="-0.2638944" calcext:value-type="float">
            <text:p>-0,2639</text:p>
          </table:table-cell>
          <table:table-cell table:style-name="ce1" table:formula="of:=[Slicium.N$3]-[Slicium.$B15]" office:value-type="float" office:value="0" calcext:value-type="float">
            <text:p>0,0000</text:p>
          </table:table-cell>
          <table:table-cell table:style-name="ce1" table:formula="of:=[Slicium.O$3]-[Slicium.$B15]" office:value-type="float" office:value="0.002638944" calcext:value-type="float">
            <text:p>0,0026</text:p>
          </table:table-cell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style-name="ce1" table:formula="of:=(-13.6)*(POWER([Slicium.$B$1];2)/POWER([Slicium.A16];2))" office:value-type="float" office:value="-0.000026656" calcext:value-type="float">
            <text:p>0,0000</text:p>
          </table:table-cell>
          <table:table-cell table:style-name="ce1" table:formula="of:=[Slicium.C$3]-[Slicium.$B16]" office:value-type="float" office:value="-2665.599973344" calcext:value-type="float">
            <text:p>-2665,6000</text:p>
          </table:table-cell>
          <table:table-cell table:style-name="ce1" table:formula="of:=[Slicium.D$3]-[Slicium.$B16]" office:value-type="float" office:value="-666.399973344" calcext:value-type="float">
            <text:p>-666,4000</text:p>
          </table:table-cell>
          <table:table-cell table:style-name="ce1" table:formula="of:=[Slicium.E$3]-[Slicium.$B16]" office:value-type="float" office:value="-296.177751121778" calcext:value-type="float">
            <text:p>-296,1778</text:p>
          </table:table-cell>
          <table:table-cell table:style-name="ce1" table:formula="of:=[Slicium.F$3]-[Slicium.$B16]" office:value-type="float" office:value="-166.599973344" calcext:value-type="float">
            <text:p>-166,6000</text:p>
          </table:table-cell>
          <table:table-cell table:style-name="ce1" table:formula="of:=[Slicium.G$3]-[Slicium.$B16]" office:value-type="float" office:value="-106.623973344" calcext:value-type="float">
            <text:p>-106,6240</text:p>
          </table:table-cell>
          <table:table-cell table:style-name="ce1" table:formula="of:=[Slicium.H$3]-[Slicium.$B16]" office:value-type="float" office:value="-74.0444177884445" calcext:value-type="float">
            <text:p>-74,0444</text:p>
          </table:table-cell>
          <table:table-cell table:style-name="ce1" table:formula="of:=[Slicium.I$3]-[Slicium.$B16]" office:value-type="float" office:value="-54.399973344" calcext:value-type="float">
            <text:p>-54,4000</text:p>
          </table:table-cell>
          <table:table-cell table:style-name="ce1" table:formula="of:=[Slicium.J$3]-[Slicium.$B16]" office:value-type="float" office:value="-41.649973344" calcext:value-type="float">
            <text:p>-41,6500</text:p>
          </table:table-cell>
          <table:table-cell table:style-name="ce1" table:formula="of:=[Slicium.K$3]-[Slicium.$B16]" office:value-type="float" office:value="-32.9086153193086" calcext:value-type="float">
            <text:p>-32,9086</text:p>
          </table:table-cell>
          <table:table-cell table:style-name="ce1" table:formula="of:=[Slicium.L$3]-[Slicium.$B16]" office:value-type="float" office:value="-26.655973344" calcext:value-type="float">
            <text:p>-26,6560</text:p>
          </table:table-cell>
          <table:table-cell table:style-name="ce1" table:formula="of:=[Slicium.M$3]-[Slicium.$B16]" office:value-type="float" office:value="-0.266533344" calcext:value-type="float">
            <text:p>-0,2665</text:p>
          </table:table-cell>
          <table:table-cell table:style-name="ce1" table:formula="of:=[Slicium.N$3]-[Slicium.$B16]" office:value-type="float" office:value="-0.002638944" calcext:value-type="float">
            <text:p>-0,0026</text:p>
          </table:table-cell>
          <table:table-cell table:style-name="ce1" table:formula="of:=[Slicium.O$3]-[Slicium.$B16]" office:value-type="float" office:value="0" calcext:value-type="float">
            <text:p>0,0000</text:p>
          </table:table-cell>
        </table:table-row>
        <table:table-row table:style-name="ro1">
          <table:table-cell table:style-name="Default"/>
          <table:table-cell table:style-name="ce1"/>
          <table:table-cell table:number-columns-repeated="13"/>
        </table:table-row>
        <table:table-row table:style-name="ro1" table:number-rows-repeated="12">
          <table:table-cell table:style-name="ce1"/>
          <table:table-cell table:number-columns-repeated="14"/>
        </table:table-row>
        <table:table-row table:style-name="ro1" table:number-rows-repeated="6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auerstoff" table:style-name="ta1">
        <table:shapes>
          <draw:frame draw:z-index="0" draw:style-name="gr1" draw:text-style-name="P1" svg:width="200mm" svg:height="100mm" svg:x="51.38mm" svg:y="86.57mm">
            <loext:p draw:notify-on-update-of-ranges="Misc.E1:Misc.E78 Misc.D1:Misc.D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ce1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Kernladung:</text:p>
          </table:table-cell>
          <table:table-cell table:style-name="Default" table:formula="of:=8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auptquantenzahl:</text:p>
          </table:table-cell>
          <table:table-cell table:style-name="Default" office:value-type="string" calcext:value-type="string">
            <text:p>Energie:</text:p>
          </table:table-cell>
          <table:table-cell table:style-name="ce1" table:formula="of:=[Sauerstoff.B4]" office:value-type="float" office:value="-870.4" calcext:value-type="float">
            <text:p>-870,4000</text:p>
          </table:table-cell>
          <table:table-cell table:style-name="ce1" table:formula="of:=[Sauerstoff.B5]" office:value-type="float" office:value="-217.6" calcext:value-type="float">
            <text:p>-217,6000</text:p>
          </table:table-cell>
          <table:table-cell table:style-name="ce1" table:formula="of:=[Sauerstoff.B6]" office:value-type="float" office:value="-96.7111111111111" calcext:value-type="float">
            <text:p>-96,7111</text:p>
          </table:table-cell>
          <table:table-cell table:style-name="ce1" table:formula="of:=[Sauerstoff.B7]" office:value-type="float" office:value="-54.4" calcext:value-type="float">
            <text:p>-54,4000</text:p>
          </table:table-cell>
          <table:table-cell table:style-name="ce1" table:formula="of:=[Sauerstoff.B8]" office:value-type="float" office:value="-34.816" calcext:value-type="float">
            <text:p>-34,8160</text:p>
          </table:table-cell>
          <table:table-cell table:style-name="ce1" table:formula="of:=[Sauerstoff.B9]" office:value-type="float" office:value="-24.1777777777778" calcext:value-type="float">
            <text:p>-24,1778</text:p>
          </table:table-cell>
          <table:table-cell table:style-name="ce1" table:formula="of:=[Sauerstoff.B10]" office:value-type="float" office:value="-17.7632653061225" calcext:value-type="float">
            <text:p>-17,7633</text:p>
          </table:table-cell>
          <table:table-cell table:style-name="ce1" table:formula="of:=[Sauerstoff.B11]" office:value-type="float" office:value="-13.6" calcext:value-type="float">
            <text:p>-13,6000</text:p>
          </table:table-cell>
          <table:table-cell table:style-name="ce1" table:formula="of:=[Sauerstoff.B12]" office:value-type="float" office:value="-10.7456790123457" calcext:value-type="float">
            <text:p>-10,7457</text:p>
          </table:table-cell>
          <table:table-cell table:style-name="ce1" table:formula="of:=[Sauerstoff.B13]" office:value-type="float" office:value="-8.704" calcext:value-type="float">
            <text:p>-8,7040</text:p>
          </table:table-cell>
          <table:table-cell table:style-name="ce1" table:formula="of:=[Sauerstoff.B14]" office:value-type="float" office:value="-0.08704" calcext:value-type="float">
            <text:p>-0,0870</text:p>
          </table:table-cell>
          <table:table-cell table:style-name="ce1" table:formula="of:=[Sauerstoff.B15]" office:value-type="float" office:value="-0.0008704" calcext:value-type="float">
            <text:p>-0,0009</text:p>
          </table:table-cell>
          <table:table-cell table:style-name="ce1" table:formula="of:=[Sauerstoff.B16]" office:value-type="float" office:value="-0.000008704" calcext:value-type="float">
            <text:p>0,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-13.6)*(POWER([Sauerstoff.$B$1];2)/POWER([Sauerstoff.A4];2))" office:value-type="float" office:value="-870.4" calcext:value-type="float">
            <text:p>-870,4000</text:p>
          </table:table-cell>
          <table:table-cell table:style-name="ce1" table:formula="of:=[Sauerstoff.C$3]-[Sauerstoff.$B4]" office:value-type="float" office:value="0" calcext:value-type="float">
            <text:p>0,0000</text:p>
          </table:table-cell>
          <table:table-cell table:style-name="ce1" table:formula="of:=[Sauerstoff.D$3]-[Sauerstoff.$B4]" office:value-type="float" office:value="652.8" calcext:value-type="float">
            <text:p>652,8000</text:p>
          </table:table-cell>
          <table:table-cell table:style-name="ce1" table:formula="of:=[Sauerstoff.E$3]-[Sauerstoff.$B4]" office:value-type="float" office:value="773.688888888889" calcext:value-type="float">
            <text:p>773,6889</text:p>
          </table:table-cell>
          <table:table-cell table:style-name="ce1" table:formula="of:=[Sauerstoff.F$3]-[Sauerstoff.$B4]" office:value-type="float" office:value="816" calcext:value-type="float">
            <text:p>816,0000</text:p>
          </table:table-cell>
          <table:table-cell table:style-name="ce1" table:formula="of:=[Sauerstoff.G$3]-[Sauerstoff.$B4]" office:value-type="float" office:value="835.584" calcext:value-type="float">
            <text:p>835,5840</text:p>
          </table:table-cell>
          <table:table-cell table:style-name="ce1" table:formula="of:=[Sauerstoff.H$3]-[Sauerstoff.$B4]" office:value-type="float" office:value="846.222222222222" calcext:value-type="float">
            <text:p>846,2222</text:p>
          </table:table-cell>
          <table:table-cell table:style-name="ce1" table:formula="of:=[Sauerstoff.I$3]-[Sauerstoff.$B4]" office:value-type="float" office:value="852.636734693878" calcext:value-type="float">
            <text:p>852,6367</text:p>
          </table:table-cell>
          <table:table-cell table:style-name="ce1" table:formula="of:=[Sauerstoff.J$3]-[Sauerstoff.$B4]" office:value-type="float" office:value="856.8" calcext:value-type="float">
            <text:p>856,8000</text:p>
          </table:table-cell>
          <table:table-cell table:style-name="ce1" table:formula="of:=[Sauerstoff.K$3]-[Sauerstoff.$B4]" office:value-type="float" office:value="859.654320987654" calcext:value-type="float">
            <text:p>859,6543</text:p>
          </table:table-cell>
          <table:table-cell table:style-name="ce1" table:formula="of:=[Sauerstoff.L$3]-[Sauerstoff.$B4]" office:value-type="float" office:value="861.696" calcext:value-type="float">
            <text:p>861,6960</text:p>
          </table:table-cell>
          <table:table-cell table:style-name="ce1" table:formula="of:=[Sauerstoff.M$3]-[Sauerstoff.$B4]" office:value-type="float" office:value="870.31296" calcext:value-type="float">
            <text:p>870,3130</text:p>
          </table:table-cell>
          <table:table-cell table:style-name="ce1" table:formula="of:=[Sauerstoff.N$3]-[Sauerstoff.$B4]" office:value-type="float" office:value="870.3991296" calcext:value-type="float">
            <text:p>870,3991</text:p>
          </table:table-cell>
          <table:table-cell table:style-name="ce1" table:formula="of:=[Sauerstoff.O$3]-[Sauerstoff.$B4]" office:value-type="float" office:value="870.399991296" calcext:value-type="float">
            <text:p>870,4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-13.6)*(POWER([Sauerstoff.$B$1];2)/POWER([Sauerstoff.A5];2))" office:value-type="float" office:value="-217.6" calcext:value-type="float">
            <text:p>-217,6000</text:p>
          </table:table-cell>
          <table:table-cell table:style-name="ce1" table:formula="of:=[Sauerstoff.C$3]-[Sauerstoff.$B5]" office:value-type="float" office:value="-652.8" calcext:value-type="float">
            <text:p>-652,8000</text:p>
          </table:table-cell>
          <table:table-cell table:style-name="ce1" table:formula="of:=[Sauerstoff.D$3]-[Sauerstoff.$B5]" office:value-type="float" office:value="0" calcext:value-type="float">
            <text:p>0,0000</text:p>
          </table:table-cell>
          <table:table-cell table:style-name="ce1" table:formula="of:=[Sauerstoff.E$3]-[Sauerstoff.$B5]" office:value-type="float" office:value="120.888888888889" calcext:value-type="float">
            <text:p>120,8889</text:p>
          </table:table-cell>
          <table:table-cell table:style-name="ce1" table:formula="of:=[Sauerstoff.F$3]-[Sauerstoff.$B5]" office:value-type="float" office:value="163.2" calcext:value-type="float">
            <text:p>163,2000</text:p>
          </table:table-cell>
          <table:table-cell table:style-name="ce1" table:formula="of:=[Sauerstoff.G$3]-[Sauerstoff.$B5]" office:value-type="float" office:value="182.784" calcext:value-type="float">
            <text:p>182,7840</text:p>
          </table:table-cell>
          <table:table-cell table:style-name="ce1" table:formula="of:=[Sauerstoff.H$3]-[Sauerstoff.$B5]" office:value-type="float" office:value="193.422222222222" calcext:value-type="float">
            <text:p>193,4222</text:p>
          </table:table-cell>
          <table:table-cell table:style-name="ce1" table:formula="of:=[Sauerstoff.I$3]-[Sauerstoff.$B5]" office:value-type="float" office:value="199.836734693878" calcext:value-type="float">
            <text:p>199,8367</text:p>
          </table:table-cell>
          <table:table-cell table:style-name="ce1" table:formula="of:=[Sauerstoff.J$3]-[Sauerstoff.$B5]" office:value-type="float" office:value="204" calcext:value-type="float">
            <text:p>204,0000</text:p>
          </table:table-cell>
          <table:table-cell table:style-name="ce1" table:formula="of:=[Sauerstoff.K$3]-[Sauerstoff.$B5]" office:value-type="float" office:value="206.854320987654" calcext:value-type="float">
            <text:p>206,8543</text:p>
          </table:table-cell>
          <table:table-cell table:style-name="ce1" table:formula="of:=[Sauerstoff.L$3]-[Sauerstoff.$B5]" office:value-type="float" office:value="208.896" calcext:value-type="float">
            <text:p>208,8960</text:p>
          </table:table-cell>
          <table:table-cell table:style-name="ce1" table:formula="of:=[Sauerstoff.M$3]-[Sauerstoff.$B5]" office:value-type="float" office:value="217.51296" calcext:value-type="float">
            <text:p>217,5130</text:p>
          </table:table-cell>
          <table:table-cell table:style-name="ce1" table:formula="of:=[Sauerstoff.N$3]-[Sauerstoff.$B5]" office:value-type="float" office:value="217.5991296" calcext:value-type="float">
            <text:p>217,5991</text:p>
          </table:table-cell>
          <table:table-cell table:style-name="ce1" table:formula="of:=[Sauerstoff.O$3]-[Sauerstoff.$B5]" office:value-type="float" office:value="217.599991296" calcext:value-type="float">
            <text:p>217,6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-13.6)*(POWER([Sauerstoff.$B$1];2)/POWER([Sauerstoff.A6];2))" office:value-type="float" office:value="-96.7111111111111" calcext:value-type="float">
            <text:p>-96,7111</text:p>
          </table:table-cell>
          <table:table-cell table:style-name="ce1" table:formula="of:=[Sauerstoff.C$3]-[Sauerstoff.$B6]" office:value-type="float" office:value="-773.688888888889" calcext:value-type="float">
            <text:p>-773,6889</text:p>
          </table:table-cell>
          <table:table-cell table:style-name="ce1" table:formula="of:=[Sauerstoff.D$3]-[Sauerstoff.$B6]" office:value-type="float" office:value="-120.888888888889" calcext:value-type="float">
            <text:p>-120,8889</text:p>
          </table:table-cell>
          <table:table-cell table:style-name="ce1" table:formula="of:=[Sauerstoff.E$3]-[Sauerstoff.$B6]" office:value-type="float" office:value="0" calcext:value-type="float">
            <text:p>0,0000</text:p>
          </table:table-cell>
          <table:table-cell table:style-name="ce1" table:formula="of:=[Sauerstoff.F$3]-[Sauerstoff.$B6]" office:value-type="float" office:value="42.3111111111111" calcext:value-type="float">
            <text:p>42,3111</text:p>
          </table:table-cell>
          <table:table-cell table:style-name="ce1" table:formula="of:=[Sauerstoff.G$3]-[Sauerstoff.$B6]" office:value-type="float" office:value="61.8951111111111" calcext:value-type="float">
            <text:p>61,8951</text:p>
          </table:table-cell>
          <table:table-cell table:style-name="ce1" table:formula="of:=[Sauerstoff.H$3]-[Sauerstoff.$B6]" office:value-type="float" office:value="72.5333333333333" calcext:value-type="float">
            <text:p>72,5333</text:p>
          </table:table-cell>
          <table:table-cell table:style-name="ce1" table:formula="of:=[Sauerstoff.I$3]-[Sauerstoff.$B6]" office:value-type="float" office:value="78.9478458049887" calcext:value-type="float">
            <text:p>78,9478</text:p>
          </table:table-cell>
          <table:table-cell table:style-name="ce1" table:formula="of:=[Sauerstoff.J$3]-[Sauerstoff.$B6]" office:value-type="float" office:value="83.1111111111111" calcext:value-type="float">
            <text:p>83,1111</text:p>
          </table:table-cell>
          <table:table-cell table:style-name="ce1" table:formula="of:=[Sauerstoff.K$3]-[Sauerstoff.$B6]" office:value-type="float" office:value="85.9654320987654" calcext:value-type="float">
            <text:p>85,9654</text:p>
          </table:table-cell>
          <table:table-cell table:style-name="ce1" table:formula="of:=[Sauerstoff.L$3]-[Sauerstoff.$B6]" office:value-type="float" office:value="88.0071111111111" calcext:value-type="float">
            <text:p>88,0071</text:p>
          </table:table-cell>
          <table:table-cell table:style-name="ce1" table:formula="of:=[Sauerstoff.M$3]-[Sauerstoff.$B6]" office:value-type="float" office:value="96.6240711111111" calcext:value-type="float">
            <text:p>96,6241</text:p>
          </table:table-cell>
          <table:table-cell table:style-name="ce1" table:formula="of:=[Sauerstoff.N$3]-[Sauerstoff.$B6]" office:value-type="float" office:value="96.7102407111111" calcext:value-type="float">
            <text:p>96,7102</text:p>
          </table:table-cell>
          <table:table-cell table:style-name="ce1" table:formula="of:=[Sauerstoff.O$3]-[Sauerstoff.$B6]" office:value-type="float" office:value="96.7111024071111" calcext:value-type="float">
            <text:p>96,7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-13.6)*(POWER([Sauerstoff.$B$1];2)/POWER([Sauerstoff.A7];2))" office:value-type="float" office:value="-54.4" calcext:value-type="float">
            <text:p>-54,4000</text:p>
          </table:table-cell>
          <table:table-cell table:style-name="ce1" table:formula="of:=[Sauerstoff.C$3]-[Sauerstoff.$B7]" office:value-type="float" office:value="-816" calcext:value-type="float">
            <text:p>-816,0000</text:p>
          </table:table-cell>
          <table:table-cell table:style-name="ce1" table:formula="of:=[Sauerstoff.D$3]-[Sauerstoff.$B7]" office:value-type="float" office:value="-163.2" calcext:value-type="float">
            <text:p>-163,2000</text:p>
          </table:table-cell>
          <table:table-cell table:style-name="ce1" table:formula="of:=[Sauerstoff.E$3]-[Sauerstoff.$B7]" office:value-type="float" office:value="-42.3111111111111" calcext:value-type="float">
            <text:p>-42,3111</text:p>
          </table:table-cell>
          <table:table-cell table:style-name="ce1" table:formula="of:=[Sauerstoff.F$3]-[Sauerstoff.$B7]" office:value-type="float" office:value="0" calcext:value-type="float">
            <text:p>0,0000</text:p>
          </table:table-cell>
          <table:table-cell table:style-name="ce1" table:formula="of:=[Sauerstoff.G$3]-[Sauerstoff.$B7]" office:value-type="float" office:value="19.584" calcext:value-type="float">
            <text:p>19,5840</text:p>
          </table:table-cell>
          <table:table-cell table:style-name="ce1" table:formula="of:=[Sauerstoff.H$3]-[Sauerstoff.$B7]" office:value-type="float" office:value="30.2222222222222" calcext:value-type="float">
            <text:p>30,2222</text:p>
          </table:table-cell>
          <table:table-cell table:style-name="ce1" table:formula="of:=[Sauerstoff.I$3]-[Sauerstoff.$B7]" office:value-type="float" office:value="36.6367346938775" calcext:value-type="float">
            <text:p>36,6367</text:p>
          </table:table-cell>
          <table:table-cell table:style-name="ce1" table:formula="of:=[Sauerstoff.J$3]-[Sauerstoff.$B7]" office:value-type="float" office:value="40.8" calcext:value-type="float">
            <text:p>40,8000</text:p>
          </table:table-cell>
          <table:table-cell table:style-name="ce1" table:formula="of:=[Sauerstoff.K$3]-[Sauerstoff.$B7]" office:value-type="float" office:value="43.6543209876543" calcext:value-type="float">
            <text:p>43,6543</text:p>
          </table:table-cell>
          <table:table-cell table:style-name="ce1" table:formula="of:=[Sauerstoff.L$3]-[Sauerstoff.$B7]" office:value-type="float" office:value="45.696" calcext:value-type="float">
            <text:p>45,6960</text:p>
          </table:table-cell>
          <table:table-cell table:style-name="ce1" table:formula="of:=[Sauerstoff.M$3]-[Sauerstoff.$B7]" office:value-type="float" office:value="54.31296" calcext:value-type="float">
            <text:p>54,3130</text:p>
          </table:table-cell>
          <table:table-cell table:style-name="ce1" table:formula="of:=[Sauerstoff.N$3]-[Sauerstoff.$B7]" office:value-type="float" office:value="54.3991296" calcext:value-type="float">
            <text:p>54,3991</text:p>
          </table:table-cell>
          <table:table-cell table:style-name="ce1" table:formula="of:=[Sauerstoff.O$3]-[Sauerstoff.$B7]" office:value-type="float" office:value="54.399991296" calcext:value-type="float">
            <text:p>54,4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-13.6)*(POWER([Sauerstoff.$B$1];2)/POWER([Sauerstoff.A8];2))" office:value-type="float" office:value="-34.816" calcext:value-type="float">
            <text:p>-34,8160</text:p>
          </table:table-cell>
          <table:table-cell table:style-name="ce1" table:formula="of:=[Sauerstoff.C$3]-[Sauerstoff.$B8]" office:value-type="float" office:value="-835.584" calcext:value-type="float">
            <text:p>-835,5840</text:p>
          </table:table-cell>
          <table:table-cell table:style-name="ce1" table:formula="of:=[Sauerstoff.D$3]-[Sauerstoff.$B8]" office:value-type="float" office:value="-182.784" calcext:value-type="float">
            <text:p>-182,7840</text:p>
          </table:table-cell>
          <table:table-cell table:style-name="ce1" table:formula="of:=[Sauerstoff.E$3]-[Sauerstoff.$B8]" office:value-type="float" office:value="-61.8951111111111" calcext:value-type="float">
            <text:p>-61,8951</text:p>
          </table:table-cell>
          <table:table-cell table:style-name="ce1" table:formula="of:=[Sauerstoff.F$3]-[Sauerstoff.$B8]" office:value-type="float" office:value="-19.584" calcext:value-type="float">
            <text:p>-19,5840</text:p>
          </table:table-cell>
          <table:table-cell table:style-name="ce1" table:formula="of:=[Sauerstoff.G$3]-[Sauerstoff.$B8]" office:value-type="float" office:value="0" calcext:value-type="float">
            <text:p>0,0000</text:p>
          </table:table-cell>
          <table:table-cell table:style-name="ce1" table:formula="of:=[Sauerstoff.H$3]-[Sauerstoff.$B8]" office:value-type="float" office:value="10.6382222222222" calcext:value-type="float">
            <text:p>10,6382</text:p>
          </table:table-cell>
          <table:table-cell table:style-name="ce1" table:formula="of:=[Sauerstoff.I$3]-[Sauerstoff.$B8]" office:value-type="float" office:value="17.0527346938776" calcext:value-type="float">
            <text:p>17,0527</text:p>
          </table:table-cell>
          <table:table-cell table:style-name="ce1" table:formula="of:=[Sauerstoff.J$3]-[Sauerstoff.$B8]" office:value-type="float" office:value="21.216" calcext:value-type="float">
            <text:p>21,2160</text:p>
          </table:table-cell>
          <table:table-cell table:style-name="ce1" table:formula="of:=[Sauerstoff.K$3]-[Sauerstoff.$B8]" office:value-type="float" office:value="24.0703209876543" calcext:value-type="float">
            <text:p>24,0703</text:p>
          </table:table-cell>
          <table:table-cell table:style-name="ce1" table:formula="of:=[Sauerstoff.L$3]-[Sauerstoff.$B8]" office:value-type="float" office:value="26.112" calcext:value-type="float">
            <text:p>26,1120</text:p>
          </table:table-cell>
          <table:table-cell table:style-name="ce1" table:formula="of:=[Sauerstoff.M$3]-[Sauerstoff.$B8]" office:value-type="float" office:value="34.72896" calcext:value-type="float">
            <text:p>34,7290</text:p>
          </table:table-cell>
          <table:table-cell table:style-name="ce1" table:formula="of:=[Sauerstoff.N$3]-[Sauerstoff.$B8]" office:value-type="float" office:value="34.8151296" calcext:value-type="float">
            <text:p>34,8151</text:p>
          </table:table-cell>
          <table:table-cell table:style-name="ce1" table:formula="of:=[Sauerstoff.O$3]-[Sauerstoff.$B8]" office:value-type="float" office:value="34.815991296" calcext:value-type="float">
            <text:p>34,81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-13.6)*(POWER([Sauerstoff.$B$1];2)/POWER([Sauerstoff.A9];2))" office:value-type="float" office:value="-24.1777777777778" calcext:value-type="float">
            <text:p>-24,1778</text:p>
          </table:table-cell>
          <table:table-cell table:style-name="ce1" table:formula="of:=[Sauerstoff.C$3]-[Sauerstoff.$B9]" office:value-type="float" office:value="-846.222222222222" calcext:value-type="float">
            <text:p>-846,2222</text:p>
          </table:table-cell>
          <table:table-cell table:style-name="ce1" table:formula="of:=[Sauerstoff.D$3]-[Sauerstoff.$B9]" office:value-type="float" office:value="-193.422222222222" calcext:value-type="float">
            <text:p>-193,4222</text:p>
          </table:table-cell>
          <table:table-cell table:style-name="ce1" table:formula="of:=[Sauerstoff.E$3]-[Sauerstoff.$B9]" office:value-type="float" office:value="-72.5333333333333" calcext:value-type="float">
            <text:p>-72,5333</text:p>
          </table:table-cell>
          <table:table-cell table:style-name="ce1" table:formula="of:=[Sauerstoff.F$3]-[Sauerstoff.$B9]" office:value-type="float" office:value="-30.2222222222222" calcext:value-type="float">
            <text:p>-30,2222</text:p>
          </table:table-cell>
          <table:table-cell table:style-name="ce1" table:formula="of:=[Sauerstoff.G$3]-[Sauerstoff.$B9]" office:value-type="float" office:value="-10.6382222222222" calcext:value-type="float">
            <text:p>-10,6382</text:p>
          </table:table-cell>
          <table:table-cell table:style-name="ce1" table:formula="of:=[Sauerstoff.H$3]-[Sauerstoff.$B9]" office:value-type="float" office:value="0" calcext:value-type="float">
            <text:p>0,0000</text:p>
          </table:table-cell>
          <table:table-cell table:style-name="ce1" table:formula="of:=[Sauerstoff.I$3]-[Sauerstoff.$B9]" office:value-type="float" office:value="6.41451247165533" calcext:value-type="float">
            <text:p>6,4145</text:p>
          </table:table-cell>
          <table:table-cell table:style-name="ce1" table:formula="of:=[Sauerstoff.J$3]-[Sauerstoff.$B9]" office:value-type="float" office:value="10.5777777777778" calcext:value-type="float">
            <text:p>10,5778</text:p>
          </table:table-cell>
          <table:table-cell table:style-name="ce1" table:formula="of:=[Sauerstoff.K$3]-[Sauerstoff.$B9]" office:value-type="float" office:value="13.4320987654321" calcext:value-type="float">
            <text:p>13,4321</text:p>
          </table:table-cell>
          <table:table-cell table:style-name="ce1" table:formula="of:=[Sauerstoff.L$3]-[Sauerstoff.$B9]" office:value-type="float" office:value="15.4737777777778" calcext:value-type="float">
            <text:p>15,4738</text:p>
          </table:table-cell>
          <table:table-cell table:style-name="ce1" table:formula="of:=[Sauerstoff.M$3]-[Sauerstoff.$B9]" office:value-type="float" office:value="24.0907377777778" calcext:value-type="float">
            <text:p>24,0907</text:p>
          </table:table-cell>
          <table:table-cell table:style-name="ce1" table:formula="of:=[Sauerstoff.N$3]-[Sauerstoff.$B9]" office:value-type="float" office:value="24.1769073777778" calcext:value-type="float">
            <text:p>24,1769</text:p>
          </table:table-cell>
          <table:table-cell table:style-name="ce1" table:formula="of:=[Sauerstoff.O$3]-[Sauerstoff.$B9]" office:value-type="float" office:value="24.1777690737778" calcext:value-type="float">
            <text:p>24,17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-13.6)*(POWER([Sauerstoff.$B$1];2)/POWER([Sauerstoff.A10];2))" office:value-type="float" office:value="-17.7632653061225" calcext:value-type="float">
            <text:p>-17,7633</text:p>
          </table:table-cell>
          <table:table-cell table:style-name="ce1" table:formula="of:=[Sauerstoff.C$3]-[Sauerstoff.$B10]" office:value-type="float" office:value="-852.636734693878" calcext:value-type="float">
            <text:p>-852,6367</text:p>
          </table:table-cell>
          <table:table-cell table:style-name="ce1" table:formula="of:=[Sauerstoff.D$3]-[Sauerstoff.$B10]" office:value-type="float" office:value="-199.836734693878" calcext:value-type="float">
            <text:p>-199,8367</text:p>
          </table:table-cell>
          <table:table-cell table:style-name="ce1" table:formula="of:=[Sauerstoff.E$3]-[Sauerstoff.$B10]" office:value-type="float" office:value="-78.9478458049887" calcext:value-type="float">
            <text:p>-78,9478</text:p>
          </table:table-cell>
          <table:table-cell table:style-name="ce1" table:formula="of:=[Sauerstoff.F$3]-[Sauerstoff.$B10]" office:value-type="float" office:value="-36.6367346938775" calcext:value-type="float">
            <text:p>-36,6367</text:p>
          </table:table-cell>
          <table:table-cell table:style-name="ce1" table:formula="of:=[Sauerstoff.G$3]-[Sauerstoff.$B10]" office:value-type="float" office:value="-17.0527346938776" calcext:value-type="float">
            <text:p>-17,0527</text:p>
          </table:table-cell>
          <table:table-cell table:style-name="ce1" table:formula="of:=[Sauerstoff.H$3]-[Sauerstoff.$B10]" office:value-type="float" office:value="-6.41451247165533" calcext:value-type="float">
            <text:p>-6,4145</text:p>
          </table:table-cell>
          <table:table-cell table:style-name="ce1" table:formula="of:=[Sauerstoff.I$3]-[Sauerstoff.$B10]" office:value-type="float" office:value="0" calcext:value-type="float">
            <text:p>0,0000</text:p>
          </table:table-cell>
          <table:table-cell table:style-name="ce1" table:formula="of:=[Sauerstoff.J$3]-[Sauerstoff.$B10]" office:value-type="float" office:value="4.16326530612245" calcext:value-type="float">
            <text:p>4,1633</text:p>
          </table:table-cell>
          <table:table-cell table:style-name="ce1" table:formula="of:=[Sauerstoff.K$3]-[Sauerstoff.$B10]" office:value-type="float" office:value="7.01758629377677" calcext:value-type="float">
            <text:p>7,0176</text:p>
          </table:table-cell>
          <table:table-cell table:style-name="ce1" table:formula="of:=[Sauerstoff.L$3]-[Sauerstoff.$B10]" office:value-type="float" office:value="9.05926530612245" calcext:value-type="float">
            <text:p>9,0593</text:p>
          </table:table-cell>
          <table:table-cell table:style-name="ce1" table:formula="of:=[Sauerstoff.M$3]-[Sauerstoff.$B10]" office:value-type="float" office:value="17.6762253061224" calcext:value-type="float">
            <text:p>17,6762</text:p>
          </table:table-cell>
          <table:table-cell table:style-name="ce1" table:formula="of:=[Sauerstoff.N$3]-[Sauerstoff.$B10]" office:value-type="float" office:value="17.7623949061225" calcext:value-type="float">
            <text:p>17,7624</text:p>
          </table:table-cell>
          <table:table-cell table:style-name="ce1" table:formula="of:=[Sauerstoff.O$3]-[Sauerstoff.$B10]" office:value-type="float" office:value="17.7632566021225" calcext:value-type="float">
            <text:p>17,76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-13.6)*(POWER([Sauerstoff.$B$1];2)/POWER([Sauerstoff.A11];2))" office:value-type="float" office:value="-13.6" calcext:value-type="float">
            <text:p>-13,6000</text:p>
          </table:table-cell>
          <table:table-cell table:style-name="ce1" table:formula="of:=[Sauerstoff.C$3]-[Sauerstoff.$B11]" office:value-type="float" office:value="-856.8" calcext:value-type="float">
            <text:p>-856,8000</text:p>
          </table:table-cell>
          <table:table-cell table:style-name="ce1" table:formula="of:=[Sauerstoff.D$3]-[Sauerstoff.$B11]" office:value-type="float" office:value="-204" calcext:value-type="float">
            <text:p>-204,0000</text:p>
          </table:table-cell>
          <table:table-cell table:style-name="ce1" table:formula="of:=[Sauerstoff.E$3]-[Sauerstoff.$B11]" office:value-type="float" office:value="-83.1111111111111" calcext:value-type="float">
            <text:p>-83,1111</text:p>
          </table:table-cell>
          <table:table-cell table:style-name="ce1" table:formula="of:=[Sauerstoff.F$3]-[Sauerstoff.$B11]" office:value-type="float" office:value="-40.8" calcext:value-type="float">
            <text:p>-40,8000</text:p>
          </table:table-cell>
          <table:table-cell table:style-name="ce1" table:formula="of:=[Sauerstoff.G$3]-[Sauerstoff.$B11]" office:value-type="float" office:value="-21.216" calcext:value-type="float">
            <text:p>-21,2160</text:p>
          </table:table-cell>
          <table:table-cell table:style-name="ce1" table:formula="of:=[Sauerstoff.H$3]-[Sauerstoff.$B11]" office:value-type="float" office:value="-10.5777777777778" calcext:value-type="float">
            <text:p>-10,5778</text:p>
          </table:table-cell>
          <table:table-cell table:style-name="ce1" table:formula="of:=[Sauerstoff.I$3]-[Sauerstoff.$B11]" office:value-type="float" office:value="-4.16326530612245" calcext:value-type="float">
            <text:p>-4,1633</text:p>
          </table:table-cell>
          <table:table-cell table:style-name="ce1" table:formula="of:=[Sauerstoff.J$3]-[Sauerstoff.$B11]" office:value-type="float" office:value="0" calcext:value-type="float">
            <text:p>0,0000</text:p>
          </table:table-cell>
          <table:table-cell table:style-name="ce1" table:formula="of:=[Sauerstoff.K$3]-[Sauerstoff.$B11]" office:value-type="float" office:value="2.85432098765432" calcext:value-type="float">
            <text:p>2,8543</text:p>
          </table:table-cell>
          <table:table-cell table:style-name="ce1" table:formula="of:=[Sauerstoff.L$3]-[Sauerstoff.$B11]" office:value-type="float" office:value="4.896" calcext:value-type="float">
            <text:p>4,8960</text:p>
          </table:table-cell>
          <table:table-cell table:style-name="ce1" table:formula="of:=[Sauerstoff.M$3]-[Sauerstoff.$B11]" office:value-type="float" office:value="13.51296" calcext:value-type="float">
            <text:p>13,5130</text:p>
          </table:table-cell>
          <table:table-cell table:style-name="ce1" table:formula="of:=[Sauerstoff.N$3]-[Sauerstoff.$B11]" office:value-type="float" office:value="13.5991296" calcext:value-type="float">
            <text:p>13,5991</text:p>
          </table:table-cell>
          <table:table-cell table:style-name="ce1" table:formula="of:=[Sauerstoff.O$3]-[Sauerstoff.$B11]" office:value-type="float" office:value="13.599991296" calcext:value-type="float">
            <text:p>13,6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-13.6)*(POWER([Sauerstoff.$B$1];2)/POWER([Sauerstoff.A12];2))" office:value-type="float" office:value="-10.7456790123457" calcext:value-type="float">
            <text:p>-10,7457</text:p>
          </table:table-cell>
          <table:table-cell table:style-name="ce1" table:formula="of:=[Sauerstoff.C$3]-[Sauerstoff.$B12]" office:value-type="float" office:value="-859.654320987654" calcext:value-type="float">
            <text:p>-859,6543</text:p>
          </table:table-cell>
          <table:table-cell table:style-name="ce1" table:formula="of:=[Sauerstoff.D$3]-[Sauerstoff.$B12]" office:value-type="float" office:value="-206.854320987654" calcext:value-type="float">
            <text:p>-206,8543</text:p>
          </table:table-cell>
          <table:table-cell table:style-name="ce1" table:formula="of:=[Sauerstoff.E$3]-[Sauerstoff.$B12]" office:value-type="float" office:value="-85.9654320987654" calcext:value-type="float">
            <text:p>-85,9654</text:p>
          </table:table-cell>
          <table:table-cell table:style-name="ce1" table:formula="of:=[Sauerstoff.F$3]-[Sauerstoff.$B12]" office:value-type="float" office:value="-43.6543209876543" calcext:value-type="float">
            <text:p>-43,6543</text:p>
          </table:table-cell>
          <table:table-cell table:style-name="ce1" table:formula="of:=[Sauerstoff.G$3]-[Sauerstoff.$B12]" office:value-type="float" office:value="-24.0703209876543" calcext:value-type="float">
            <text:p>-24,0703</text:p>
          </table:table-cell>
          <table:table-cell table:style-name="ce1" table:formula="of:=[Sauerstoff.H$3]-[Sauerstoff.$B12]" office:value-type="float" office:value="-13.4320987654321" calcext:value-type="float">
            <text:p>-13,4321</text:p>
          </table:table-cell>
          <table:table-cell table:style-name="ce1" table:formula="of:=[Sauerstoff.I$3]-[Sauerstoff.$B12]" office:value-type="float" office:value="-7.01758629377677" calcext:value-type="float">
            <text:p>-7,0176</text:p>
          </table:table-cell>
          <table:table-cell table:style-name="ce1" table:formula="of:=[Sauerstoff.J$3]-[Sauerstoff.$B12]" office:value-type="float" office:value="-2.85432098765432" calcext:value-type="float">
            <text:p>-2,8543</text:p>
          </table:table-cell>
          <table:table-cell table:style-name="ce1" table:formula="of:=[Sauerstoff.K$3]-[Sauerstoff.$B12]" office:value-type="float" office:value="0" calcext:value-type="float">
            <text:p>0,0000</text:p>
          </table:table-cell>
          <table:table-cell table:style-name="ce1" table:formula="of:=[Sauerstoff.L$3]-[Sauerstoff.$B12]" office:value-type="float" office:value="2.04167901234568" calcext:value-type="float">
            <text:p>2,0417</text:p>
          </table:table-cell>
          <table:table-cell table:style-name="ce1" table:formula="of:=[Sauerstoff.M$3]-[Sauerstoff.$B12]" office:value-type="float" office:value="10.6586390123457" calcext:value-type="float">
            <text:p>10,6586</text:p>
          </table:table-cell>
          <table:table-cell table:style-name="ce1" table:formula="of:=[Sauerstoff.N$3]-[Sauerstoff.$B12]" office:value-type="float" office:value="10.7448086123457" calcext:value-type="float">
            <text:p>10,7448</text:p>
          </table:table-cell>
          <table:table-cell table:style-name="ce1" table:formula="of:=[Sauerstoff.O$3]-[Sauerstoff.$B12]" office:value-type="float" office:value="10.7456703083457" calcext:value-type="float">
            <text:p>10,74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-13.6)*(POWER([Sauerstoff.$B$1];2)/POWER([Sauerstoff.A13];2))" office:value-type="float" office:value="-8.704" calcext:value-type="float">
            <text:p>-8,7040</text:p>
          </table:table-cell>
          <table:table-cell table:style-name="ce1" table:formula="of:=[Sauerstoff.C$3]-[Sauerstoff.$B13]" office:value-type="float" office:value="-861.696" calcext:value-type="float">
            <text:p>-861,6960</text:p>
          </table:table-cell>
          <table:table-cell table:style-name="ce1" table:formula="of:=[Sauerstoff.D$3]-[Sauerstoff.$B13]" office:value-type="float" office:value="-208.896" calcext:value-type="float">
            <text:p>-208,8960</text:p>
          </table:table-cell>
          <table:table-cell table:style-name="ce1" table:formula="of:=[Sauerstoff.E$3]-[Sauerstoff.$B13]" office:value-type="float" office:value="-88.0071111111111" calcext:value-type="float">
            <text:p>-88,0071</text:p>
          </table:table-cell>
          <table:table-cell table:style-name="ce1" table:formula="of:=[Sauerstoff.F$3]-[Sauerstoff.$B13]" office:value-type="float" office:value="-45.696" calcext:value-type="float">
            <text:p>-45,6960</text:p>
          </table:table-cell>
          <table:table-cell table:style-name="ce1" table:formula="of:=[Sauerstoff.G$3]-[Sauerstoff.$B13]" office:value-type="float" office:value="-26.112" calcext:value-type="float">
            <text:p>-26,1120</text:p>
          </table:table-cell>
          <table:table-cell table:style-name="ce1" table:formula="of:=[Sauerstoff.H$3]-[Sauerstoff.$B13]" office:value-type="float" office:value="-15.4737777777778" calcext:value-type="float">
            <text:p>-15,4738</text:p>
          </table:table-cell>
          <table:table-cell table:style-name="ce1" table:formula="of:=[Sauerstoff.I$3]-[Sauerstoff.$B13]" office:value-type="float" office:value="-9.05926530612245" calcext:value-type="float">
            <text:p>-9,0593</text:p>
          </table:table-cell>
          <table:table-cell table:style-name="ce1" table:formula="of:=[Sauerstoff.J$3]-[Sauerstoff.$B13]" office:value-type="float" office:value="-4.896" calcext:value-type="float">
            <text:p>-4,8960</text:p>
          </table:table-cell>
          <table:table-cell table:style-name="ce1" table:formula="of:=[Sauerstoff.K$3]-[Sauerstoff.$B13]" office:value-type="float" office:value="-2.04167901234568" calcext:value-type="float">
            <text:p>-2,0417</text:p>
          </table:table-cell>
          <table:table-cell table:style-name="ce1" table:formula="of:=[Sauerstoff.L$3]-[Sauerstoff.$B13]" office:value-type="float" office:value="0" calcext:value-type="float">
            <text:p>0,0000</text:p>
          </table:table-cell>
          <table:table-cell table:style-name="ce1" table:formula="of:=[Sauerstoff.M$3]-[Sauerstoff.$B13]" office:value-type="float" office:value="8.61696" calcext:value-type="float">
            <text:p>8,6170</text:p>
          </table:table-cell>
          <table:table-cell table:style-name="ce1" table:formula="of:=[Sauerstoff.N$3]-[Sauerstoff.$B13]" office:value-type="float" office:value="8.7031296" calcext:value-type="float">
            <text:p>8,7031</text:p>
          </table:table-cell>
          <table:table-cell table:style-name="ce1" table:formula="of:=[Sauerstoff.O$3]-[Sauerstoff.$B13]" office:value-type="float" office:value="8.703991296" calcext:value-type="float">
            <text:p>8,70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-13.6)*(POWER([Sauerstoff.$B$1];2)/POWER([Sauerstoff.A14];2))" office:value-type="float" office:value="-0.08704" calcext:value-type="float">
            <text:p>-0,0870</text:p>
          </table:table-cell>
          <table:table-cell table:style-name="ce1" table:formula="of:=[Sauerstoff.C$3]-[Sauerstoff.$B14]" office:value-type="float" office:value="-870.31296" calcext:value-type="float">
            <text:p>-870,3130</text:p>
          </table:table-cell>
          <table:table-cell table:style-name="ce1" table:formula="of:=[Sauerstoff.D$3]-[Sauerstoff.$B14]" office:value-type="float" office:value="-217.51296" calcext:value-type="float">
            <text:p>-217,5130</text:p>
          </table:table-cell>
          <table:table-cell table:style-name="ce1" table:formula="of:=[Sauerstoff.E$3]-[Sauerstoff.$B14]" office:value-type="float" office:value="-96.6240711111111" calcext:value-type="float">
            <text:p>-96,6241</text:p>
          </table:table-cell>
          <table:table-cell table:style-name="ce1" table:formula="of:=[Sauerstoff.F$3]-[Sauerstoff.$B14]" office:value-type="float" office:value="-54.31296" calcext:value-type="float">
            <text:p>-54,3130</text:p>
          </table:table-cell>
          <table:table-cell table:style-name="ce1" table:formula="of:=[Sauerstoff.G$3]-[Sauerstoff.$B14]" office:value-type="float" office:value="-34.72896" calcext:value-type="float">
            <text:p>-34,7290</text:p>
          </table:table-cell>
          <table:table-cell table:style-name="ce1" table:formula="of:=[Sauerstoff.H$3]-[Sauerstoff.$B14]" office:value-type="float" office:value="-24.0907377777778" calcext:value-type="float">
            <text:p>-24,0907</text:p>
          </table:table-cell>
          <table:table-cell table:style-name="ce1" table:formula="of:=[Sauerstoff.I$3]-[Sauerstoff.$B14]" office:value-type="float" office:value="-17.6762253061224" calcext:value-type="float">
            <text:p>-17,6762</text:p>
          </table:table-cell>
          <table:table-cell table:style-name="ce1" table:formula="of:=[Sauerstoff.J$3]-[Sauerstoff.$B14]" office:value-type="float" office:value="-13.51296" calcext:value-type="float">
            <text:p>-13,5130</text:p>
          </table:table-cell>
          <table:table-cell table:style-name="ce1" table:formula="of:=[Sauerstoff.K$3]-[Sauerstoff.$B14]" office:value-type="float" office:value="-10.6586390123457" calcext:value-type="float">
            <text:p>-10,6586</text:p>
          </table:table-cell>
          <table:table-cell table:style-name="ce1" table:formula="of:=[Sauerstoff.L$3]-[Sauerstoff.$B14]" office:value-type="float" office:value="-8.61696" calcext:value-type="float">
            <text:p>-8,6170</text:p>
          </table:table-cell>
          <table:table-cell table:style-name="ce1" table:formula="of:=[Sauerstoff.M$3]-[Sauerstoff.$B14]" office:value-type="float" office:value="0" calcext:value-type="float">
            <text:p>0,0000</text:p>
          </table:table-cell>
          <table:table-cell table:style-name="ce1" table:formula="of:=[Sauerstoff.N$3]-[Sauerstoff.$B14]" office:value-type="float" office:value="0.0861696" calcext:value-type="float">
            <text:p>0,0862</text:p>
          </table:table-cell>
          <table:table-cell table:style-name="ce1" table:formula="of:=[Sauerstoff.O$3]-[Sauerstoff.$B14]" office:value-type="float" office:value="0.087031296" calcext:value-type="float">
            <text:p>0,087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-13.6)*(POWER([Sauerstoff.$B$1];2)/POWER([Sauerstoff.A15];2))" office:value-type="float" office:value="-0.0008704" calcext:value-type="float">
            <text:p>-0,0009</text:p>
          </table:table-cell>
          <table:table-cell table:style-name="ce1" table:formula="of:=[Sauerstoff.C$3]-[Sauerstoff.$B15]" office:value-type="float" office:value="-870.3991296" calcext:value-type="float">
            <text:p>-870,3991</text:p>
          </table:table-cell>
          <table:table-cell table:style-name="ce1" table:formula="of:=[Sauerstoff.D$3]-[Sauerstoff.$B15]" office:value-type="float" office:value="-217.5991296" calcext:value-type="float">
            <text:p>-217,5991</text:p>
          </table:table-cell>
          <table:table-cell table:style-name="ce1" table:formula="of:=[Sauerstoff.E$3]-[Sauerstoff.$B15]" office:value-type="float" office:value="-96.7102407111111" calcext:value-type="float">
            <text:p>-96,7102</text:p>
          </table:table-cell>
          <table:table-cell table:style-name="ce1" table:formula="of:=[Sauerstoff.F$3]-[Sauerstoff.$B15]" office:value-type="float" office:value="-54.3991296" calcext:value-type="float">
            <text:p>-54,3991</text:p>
          </table:table-cell>
          <table:table-cell table:style-name="ce1" table:formula="of:=[Sauerstoff.G$3]-[Sauerstoff.$B15]" office:value-type="float" office:value="-34.8151296" calcext:value-type="float">
            <text:p>-34,8151</text:p>
          </table:table-cell>
          <table:table-cell table:style-name="ce1" table:formula="of:=[Sauerstoff.H$3]-[Sauerstoff.$B15]" office:value-type="float" office:value="-24.1769073777778" calcext:value-type="float">
            <text:p>-24,1769</text:p>
          </table:table-cell>
          <table:table-cell table:style-name="ce1" table:formula="of:=[Sauerstoff.I$3]-[Sauerstoff.$B15]" office:value-type="float" office:value="-17.7623949061225" calcext:value-type="float">
            <text:p>-17,7624</text:p>
          </table:table-cell>
          <table:table-cell table:style-name="ce1" table:formula="of:=[Sauerstoff.J$3]-[Sauerstoff.$B15]" office:value-type="float" office:value="-13.5991296" calcext:value-type="float">
            <text:p>-13,5991</text:p>
          </table:table-cell>
          <table:table-cell table:style-name="ce1" table:formula="of:=[Sauerstoff.K$3]-[Sauerstoff.$B15]" office:value-type="float" office:value="-10.7448086123457" calcext:value-type="float">
            <text:p>-10,7448</text:p>
          </table:table-cell>
          <table:table-cell table:style-name="ce1" table:formula="of:=[Sauerstoff.L$3]-[Sauerstoff.$B15]" office:value-type="float" office:value="-8.7031296" calcext:value-type="float">
            <text:p>-8,7031</text:p>
          </table:table-cell>
          <table:table-cell table:style-name="ce1" table:formula="of:=[Sauerstoff.M$3]-[Sauerstoff.$B15]" office:value-type="float" office:value="-0.0861696" calcext:value-type="float">
            <text:p>-0,0862</text:p>
          </table:table-cell>
          <table:table-cell table:style-name="ce1" table:formula="of:=[Sauerstoff.N$3]-[Sauerstoff.$B15]" office:value-type="float" office:value="0" calcext:value-type="float">
            <text:p>0,0000</text:p>
          </table:table-cell>
          <table:table-cell table:style-name="ce1" table:formula="of:=[Sauerstoff.O$3]-[Sauerstoff.$B15]" office:value-type="float" office:value="0.000861696" calcext:value-type="float">
            <text:p>0,000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(-13.6)*(POWER([Sauerstoff.$B$1];2)/POWER([Sauerstoff.A16];2))" office:value-type="float" office:value="-0.000008704" calcext:value-type="float">
            <text:p>0,0000</text:p>
          </table:table-cell>
          <table:table-cell table:style-name="ce1" table:formula="of:=[Sauerstoff.C$3]-[Sauerstoff.$B16]" office:value-type="float" office:value="-870.399991296" calcext:value-type="float">
            <text:p>-870,4000</text:p>
          </table:table-cell>
          <table:table-cell table:style-name="ce1" table:formula="of:=[Sauerstoff.D$3]-[Sauerstoff.$B16]" office:value-type="float" office:value="-217.599991296" calcext:value-type="float">
            <text:p>-217,6000</text:p>
          </table:table-cell>
          <table:table-cell table:style-name="ce1" table:formula="of:=[Sauerstoff.E$3]-[Sauerstoff.$B16]" office:value-type="float" office:value="-96.7111024071111" calcext:value-type="float">
            <text:p>-96,7111</text:p>
          </table:table-cell>
          <table:table-cell table:style-name="ce1" table:formula="of:=[Sauerstoff.F$3]-[Sauerstoff.$B16]" office:value-type="float" office:value="-54.399991296" calcext:value-type="float">
            <text:p>-54,4000</text:p>
          </table:table-cell>
          <table:table-cell table:style-name="ce1" table:formula="of:=[Sauerstoff.G$3]-[Sauerstoff.$B16]" office:value-type="float" office:value="-34.815991296" calcext:value-type="float">
            <text:p>-34,8160</text:p>
          </table:table-cell>
          <table:table-cell table:style-name="ce1" table:formula="of:=[Sauerstoff.H$3]-[Sauerstoff.$B16]" office:value-type="float" office:value="-24.1777690737778" calcext:value-type="float">
            <text:p>-24,1778</text:p>
          </table:table-cell>
          <table:table-cell table:style-name="ce1" table:formula="of:=[Sauerstoff.I$3]-[Sauerstoff.$B16]" office:value-type="float" office:value="-17.7632566021225" calcext:value-type="float">
            <text:p>-17,7633</text:p>
          </table:table-cell>
          <table:table-cell table:style-name="ce1" table:formula="of:=[Sauerstoff.J$3]-[Sauerstoff.$B16]" office:value-type="float" office:value="-13.599991296" calcext:value-type="float">
            <text:p>-13,6000</text:p>
          </table:table-cell>
          <table:table-cell table:style-name="ce1" table:formula="of:=[Sauerstoff.K$3]-[Sauerstoff.$B16]" office:value-type="float" office:value="-10.7456703083457" calcext:value-type="float">
            <text:p>-10,7457</text:p>
          </table:table-cell>
          <table:table-cell table:style-name="ce1" table:formula="of:=[Sauerstoff.L$3]-[Sauerstoff.$B16]" office:value-type="float" office:value="-8.703991296" calcext:value-type="float">
            <text:p>-8,7040</text:p>
          </table:table-cell>
          <table:table-cell table:style-name="ce1" table:formula="of:=[Sauerstoff.M$3]-[Sauerstoff.$B16]" office:value-type="float" office:value="-0.087031296" calcext:value-type="float">
            <text:p>-0,0870</text:p>
          </table:table-cell>
          <table:table-cell table:style-name="ce1" table:formula="of:=[Sauerstoff.N$3]-[Sauerstoff.$B16]" office:value-type="float" office:value="-0.000861696" calcext:value-type="float">
            <text:p>-0,0009</text:p>
          </table:table-cell>
          <table:table-cell table:style-name="ce1" table:formula="of:=[Sauerstoff.O$3]-[Sauerstoff.$B16]" office:value-type="float" office:value="0" calcext:value-type="float">
            <text:p>0,0000</text:p>
          </table:table-cell>
        </table:table-row>
        <table:table-row table:style-name="ro1">
          <table:table-cell table:number-columns-repeated="15"/>
        </table:table-row>
        <table:table-row table:style-name="ro1" table:number-rows-repeated="9">
          <table:table-cell/>
          <table:table-cell table:style-name="ce2"/>
          <table:table-cell table:number-columns-repeated="13"/>
        </table:table-row>
        <table:table-row table:style-name="ro1" table:number-rows-repeated="4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</table:table>
      <table:table table:name="Misc" table:style-name="ta1"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row table:style-name="ro1">
          <table:table-cell office:value-type="string" calcext:value-type="string">
            <text:p>C in m/s</text:p>
          </table:table-cell>
          <table:table-cell table:style-name="ce2" table:formula="of:=2.99792458*POWER(10;8)" office:value-type="float" office:value="299792458" calcext:value-type="float">
            <text:p>3,00E+08</text:p>
          </table:table-cell>
          <table:table-cell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office:value-type="string" calcext:value-type="string">
            <text:p>Wellenlängen in m</text:p>
          </table:table-cell>
          <table:table-cell table:style-name="ce2" table:formula="of:=780*POWER(10;-9)" office:value-type="float" office:value="0.00000078" calcext:value-type="float">
            <text:p>7,80E-07</text:p>
          </table:table-cell>
          <table:table-cell table:style-name="ce2" table:formula="of:=780*POWER(10;-9)" office:value-type="float" office:value="0.00000078" calcext:value-type="float">
            <text:p>7,80E-07</text:p>
          </table:table-cell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/>
          <table:table-cell table:style-name="ce2" table:formula="of:=390*POWER(10;-9)" office:value-type="float" office:value="0.00000039" calcext:value-type="float">
            <text:p>3,90E-07</text:p>
          </table:table-cell>
          <table:table-cell table:style-name="ce2" table:formula="of:=390*POWER(10;-9)" office:value-type="float" office:value="0.00000039" calcext:value-type="float">
            <text:p>3,90E-07</text:p>
          </table:table-cell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office:value-type="string" calcext:value-type="string">
            <text:p>Frequenz in 1/s</text:p>
          </table:table-cell>
          <table:table-cell table:style-name="ce2" table:formula="of:=[Misc.B1]/[Misc.B2]" office:value-type="float" office:value="384349305128205" calcext:value-type="float">
            <text:p>3,84E+14</text:p>
          </table:table-cell>
          <table:table-cell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/>
          <table:table-cell table:style-name="ce2" table:formula="of:=[Misc.B1]/[Misc.B3]" office:value-type="float" office:value="768698610256410" calcext:value-type="float">
            <text:p>7,69E+14</text:p>
          </table:table-cell>
          <table:table-cell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office:value-type="string" calcext:value-type="string">
            <text:p>Energie in J</text:p>
          </table:table-cell>
          <table:table-cell table:style-name="ce2" table:formula="of:=[Misc.B10]*[Misc.B4]" office:value-type="float" office:value="2.54672501588154E-019" calcext:value-type="float">
            <text:p>2,55E-19</text:p>
          </table:table-cell>
          <table:table-cell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/>
          <table:table-cell table:style-name="ce2" table:formula="of:=[Misc.B10]*[Misc.B5]" office:value-type="float" office:value="5.09345003176308E-019" calcext:value-type="float">
            <text:p>5,09E-19</text:p>
          </table:table-cell>
          <table:table-cell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office:value-type="string" calcext:value-type="string">
            <text:p>in eV</text:p>
          </table:table-cell>
          <table:table-cell table:style-name="ce2" table:formula="of:=[Misc.B6]/[Misc.B12]" office:value-type="float" office:value="1.58954036656471" calcext:value-type="float">
            <text:p>1,59E+00</text:p>
          </table:table-cell>
          <table:table-cell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/>
          <table:table-cell table:style-name="ce2" table:formula="of:=[Misc.B7]/[Misc.B12]" office:value-type="float" office:value="3.17908073312941" calcext:value-type="float">
            <text:p>3,18E+00</text:p>
          </table:table-cell>
          <table:table-cell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office:value-type="string" calcext:value-type="string">
            <text:p>h in Js</text:p>
          </table:table-cell>
          <table:table-cell table:formula="of:=6.626069*POWER(10;-34)" office:value-type="float" office:value="6.626069E-034" calcext:value-type="float">
            <text:p>6,626069E-34</text:p>
          </table:table-cell>
          <table:table-cell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office:value-type="string" calcext:value-type="string">
            <text:p>e in C</text:p>
          </table:table-cell>
          <table:table-cell table:formula="of:=1.602177*POWER(10;-19)" office:value-type="float" office:value="1.602177E-019" calcext:value-type="float">
            <text:p>1,602177E-19</text:p>
          </table:table-cell>
          <table:table-cell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office:value-type="string" calcext:value-type="string">
            <text:p>-E</text:p>
          </table:table-cell>
          <table:table-cell table:style-name="ce2" table:formula="of:=-[Misc.B8]" office:value-type="float" office:value="-1.58954036656471" calcext:value-type="float">
            <text:p>-1,59E+00</text:p>
          </table:table-cell>
          <table:table-cell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/>
          <table:table-cell table:style-name="ce2" table:formula="of:=-[Misc.B9]" office:value-type="float" office:value="-3.17908073312941" calcext:value-type="float">
            <text:p>-3,18E+00</text:p>
          </table:table-cell>
          <table:table-cell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,59E+00</text:p>
          </table:table-cell>
          <table:table-cell table:formula="of:=[.$B$9]" office:value-type="float" office:value="3.17908073312941" calcext:value-type="float">
            <text:p>3,18E+00</text:p>
          </table:table-cell>
        </table:table-row>
      </table:table>
      <table:table table:name="Test" table:style-name="ta1">
        <table:shapes>
          <draw:frame draw:z-index="0" draw:style-name="gr1" draw:text-style-name="P1" svg:width="248.66mm" svg:height="141.91mm" svg:x="49.55mm" svg:y="76.64mm">
            <loext:p draw:notify-on-update-of-ranges="Misc.D1:Misc.D78 Misc.E1:Misc.E7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ce1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1" table:number-columns-repeated="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ernladung: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auptquantenzahl:</text:p>
          </table:table-cell>
          <table:table-cell table:style-name="Default" office:value-type="string" calcext:value-type="string">
            <text:p>Energie:</text:p>
          </table:table-cell>
          <table:table-cell table:style-name="ce1" table:formula="of:=[Test.B4]" office:value-type="float" office:value="-340" calcext:value-type="float">
            <text:p>-340,0000</text:p>
          </table:table-cell>
          <table:table-cell table:style-name="ce1" table:formula="of:=[Test.B5]" office:value-type="float" office:value="-85" calcext:value-type="float">
            <text:p>-85,0000</text:p>
          </table:table-cell>
          <table:table-cell table:style-name="ce1" table:formula="of:=[Test.B6]" office:value-type="float" office:value="-37.7777777777778" calcext:value-type="float">
            <text:p>-37,7778</text:p>
          </table:table-cell>
          <table:table-cell table:style-name="ce1" table:formula="of:=[Test.B7]" office:value-type="float" office:value="-21.25" calcext:value-type="float">
            <text:p>-21,2500</text:p>
          </table:table-cell>
          <table:table-cell table:style-name="ce1" table:formula="of:=[Test.B8]" office:value-type="float" office:value="-13.6" calcext:value-type="float">
            <text:p>-13,6000</text:p>
          </table:table-cell>
          <table:table-cell table:style-name="ce1" table:formula="of:=[Test.B9]" office:value-type="float" office:value="-9.44444444444444" calcext:value-type="float">
            <text:p>-9,4444</text:p>
          </table:table-cell>
          <table:table-cell table:style-name="ce1" table:formula="of:=[Test.B10]" office:value-type="float" office:value="-6.93877551020408" calcext:value-type="float">
            <text:p>-6,9388</text:p>
          </table:table-cell>
          <table:table-cell table:style-name="ce1" table:formula="of:=[Test.B11]" office:value-type="float" office:value="-5.3125" calcext:value-type="float">
            <text:p>-5,3125</text:p>
          </table:table-cell>
          <table:table-cell table:style-name="ce1" table:formula="of:=[Test.B12]" office:value-type="float" office:value="-4.19753086419753" calcext:value-type="float">
            <text:p>-4,1975</text:p>
          </table:table-cell>
          <table:table-cell table:style-name="ce1" table:formula="of:=[Test.B13]" office:value-type="float" office:value="-3.4" calcext:value-type="float">
            <text:p>-3,4000</text:p>
          </table:table-cell>
          <table:table-cell table:style-name="ce1" table:formula="of:=[Test.B14]" office:value-type="float" office:value="-2.8099173553719" calcext:value-type="float">
            <text:p>-2,8099</text:p>
          </table:table-cell>
          <table:table-cell table:style-name="ce1" table:formula="of:=[Test.B15]" office:value-type="float" office:value="-2.36111111111111" calcext:value-type="float">
            <text:p>-2,3611</text:p>
          </table:table-cell>
          <table:table-cell table:style-name="ce1" table:formula="of:=[Test.B16]" office:value-type="float" office:value="-2.01183431952663" calcext:value-type="float">
            <text:p>-2,0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-13.6)*(POWER([Test.$B$1];2)/POWER([Test.A4];2))" office:value-type="float" office:value="-340" calcext:value-type="float">
            <text:p>-340,0000</text:p>
          </table:table-cell>
          <table:table-cell table:style-name="ce2" table:formula="of:=[Test.C$3]-[Test.$B4]" office:value-type="float" office:value="0" calcext:value-type="float">
            <text:p>0,00E+00</text:p>
          </table:table-cell>
          <table:table-cell table:style-name="ce2" table:formula="of:=[Test.D$3]-[Test.$B4]" office:value-type="float" office:value="255" calcext:value-type="float">
            <text:p>2,55E+02</text:p>
          </table:table-cell>
          <table:table-cell table:style-name="ce2" table:formula="of:=[Test.E$3]-[Test.$B4]" office:value-type="float" office:value="302.222222222222" calcext:value-type="float">
            <text:p>3,02E+02</text:p>
          </table:table-cell>
          <table:table-cell table:style-name="ce2" table:formula="of:=[Test.F$3]-[Test.$B4]" office:value-type="float" office:value="318.75" calcext:value-type="float">
            <text:p>3,19E+02</text:p>
          </table:table-cell>
          <table:table-cell table:style-name="ce2" table:formula="of:=[Test.G$3]-[Test.$B4]" office:value-type="float" office:value="326.4" calcext:value-type="float">
            <text:p>3,26E+02</text:p>
          </table:table-cell>
          <table:table-cell table:style-name="ce2" table:formula="of:=[Test.H$3]-[Test.$B4]" office:value-type="float" office:value="330.555555555556" calcext:value-type="float">
            <text:p>3,31E+02</text:p>
          </table:table-cell>
          <table:table-cell table:style-name="ce2" table:formula="of:=[Test.I$3]-[Test.$B4]" office:value-type="float" office:value="333.061224489796" calcext:value-type="float">
            <text:p>3,33E+02</text:p>
          </table:table-cell>
          <table:table-cell table:style-name="ce2" table:formula="of:=[Test.J$3]-[Test.$B4]" office:value-type="float" office:value="334.6875" calcext:value-type="float">
            <text:p>3,35E+02</text:p>
          </table:table-cell>
          <table:table-cell table:style-name="ce2" table:formula="of:=[Test.K$3]-[Test.$B4]" office:value-type="float" office:value="335.802469135802" calcext:value-type="float">
            <text:p>3,36E+02</text:p>
          </table:table-cell>
          <table:table-cell table:style-name="ce2" table:formula="of:=[Test.L$3]-[Test.$B4]" office:value-type="float" office:value="336.6" calcext:value-type="float">
            <text:p>3,37E+02</text:p>
          </table:table-cell>
          <table:table-cell table:style-name="ce2" table:formula="of:=[Test.M$3]-[Test.$B4]" office:value-type="float" office:value="337.190082644628" calcext:value-type="float">
            <text:p>3,37E+02</text:p>
          </table:table-cell>
          <table:table-cell table:style-name="ce2" table:formula="of:=[Test.N$3]-[Test.$B4]" office:value-type="float" office:value="337.638888888889" calcext:value-type="float">
            <text:p>3,38E+02</text:p>
          </table:table-cell>
          <table:table-cell table:style-name="ce2" table:formula="of:=[Test.O$3]-[Test.$B4]" office:value-type="float" office:value="337.988165680473" calcext:value-type="float">
            <text:p>3,38E+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-13.6)*(POWER([Test.$B$1];2)/POWER([Test.A5];2))" office:value-type="float" office:value="-85" calcext:value-type="float">
            <text:p>-85,0000</text:p>
          </table:table-cell>
          <table:table-cell table:style-name="ce2" table:formula="of:=[Test.C$3]-[Test.$B5]" office:value-type="float" office:value="-255" calcext:value-type="float">
            <text:p>-2,55E+02</text:p>
          </table:table-cell>
          <table:table-cell table:style-name="ce2" table:formula="of:=[Test.D$3]-[Test.$B5]" office:value-type="float" office:value="0" calcext:value-type="float">
            <text:p>0,00E+00</text:p>
          </table:table-cell>
          <table:table-cell table:style-name="ce2" table:formula="of:=[Test.E$3]-[Test.$B5]" office:value-type="float" office:value="47.2222222222222" calcext:value-type="float">
            <text:p>4,72E+01</text:p>
          </table:table-cell>
          <table:table-cell table:style-name="ce2" table:formula="of:=[Test.F$3]-[Test.$B5]" office:value-type="float" office:value="63.75" calcext:value-type="float">
            <text:p>6,38E+01</text:p>
          </table:table-cell>
          <table:table-cell table:style-name="ce2" table:formula="of:=[Test.G$3]-[Test.$B5]" office:value-type="float" office:value="71.4" calcext:value-type="float">
            <text:p>7,14E+01</text:p>
          </table:table-cell>
          <table:table-cell table:style-name="ce2" table:formula="of:=[Test.H$3]-[Test.$B5]" office:value-type="float" office:value="75.5555555555556" calcext:value-type="float">
            <text:p>7,56E+01</text:p>
          </table:table-cell>
          <table:table-cell table:style-name="ce2" table:formula="of:=[Test.I$3]-[Test.$B5]" office:value-type="float" office:value="78.0612244897959" calcext:value-type="float">
            <text:p>7,81E+01</text:p>
          </table:table-cell>
          <table:table-cell table:style-name="ce2" table:formula="of:=[Test.J$3]-[Test.$B5]" office:value-type="float" office:value="79.6875" calcext:value-type="float">
            <text:p>7,97E+01</text:p>
          </table:table-cell>
          <table:table-cell table:style-name="ce2" table:formula="of:=[Test.K$3]-[Test.$B5]" office:value-type="float" office:value="80.8024691358025" calcext:value-type="float">
            <text:p>8,08E+01</text:p>
          </table:table-cell>
          <table:table-cell table:style-name="ce2" table:formula="of:=[Test.L$3]-[Test.$B5]" office:value-type="float" office:value="81.6" calcext:value-type="float">
            <text:p>8,16E+01</text:p>
          </table:table-cell>
          <table:table-cell table:style-name="ce2" table:formula="of:=[Test.M$3]-[Test.$B5]" office:value-type="float" office:value="82.1900826446281" calcext:value-type="float">
            <text:p>8,22E+01</text:p>
          </table:table-cell>
          <table:table-cell table:style-name="ce2" table:formula="of:=[Test.N$3]-[Test.$B5]" office:value-type="float" office:value="82.6388888888889" calcext:value-type="float">
            <text:p>8,26E+01</text:p>
          </table:table-cell>
          <table:table-cell table:style-name="ce2" table:formula="of:=[Test.O$3]-[Test.$B5]" office:value-type="float" office:value="82.9881656804734" calcext:value-type="float">
            <text:p>8,30E+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-13.6)*(POWER([Test.$B$1];2)/POWER([Test.A6];2))" office:value-type="float" office:value="-37.7777777777778" calcext:value-type="float">
            <text:p>-37,7778</text:p>
          </table:table-cell>
          <table:table-cell table:style-name="ce2" table:formula="of:=[Test.C$3]-[Test.$B6]" office:value-type="float" office:value="-302.222222222222" calcext:value-type="float">
            <text:p>-3,02E+02</text:p>
          </table:table-cell>
          <table:table-cell table:style-name="ce2" table:formula="of:=[Test.D$3]-[Test.$B6]" office:value-type="float" office:value="-47.2222222222222" calcext:value-type="float">
            <text:p>-4,72E+01</text:p>
          </table:table-cell>
          <table:table-cell table:style-name="ce2" table:formula="of:=[Test.E$3]-[Test.$B6]" office:value-type="float" office:value="0" calcext:value-type="float">
            <text:p>0,00E+00</text:p>
          </table:table-cell>
          <table:table-cell table:style-name="ce2" table:formula="of:=[Test.F$3]-[Test.$B6]" office:value-type="float" office:value="16.5277777777778" calcext:value-type="float">
            <text:p>1,65E+01</text:p>
          </table:table-cell>
          <table:table-cell table:style-name="ce2" table:formula="of:=[Test.G$3]-[Test.$B6]" office:value-type="float" office:value="24.1777777777778" calcext:value-type="float">
            <text:p>2,42E+01</text:p>
          </table:table-cell>
          <table:table-cell table:style-name="ce2" table:formula="of:=[Test.H$3]-[Test.$B6]" office:value-type="float" office:value="28.3333333333333" calcext:value-type="float">
            <text:p>2,83E+01</text:p>
          </table:table-cell>
          <table:table-cell table:style-name="ce2" table:formula="of:=[Test.I$3]-[Test.$B6]" office:value-type="float" office:value="30.8390022675737" calcext:value-type="float">
            <text:p>3,08E+01</text:p>
          </table:table-cell>
          <table:table-cell table:style-name="ce2" table:formula="of:=[Test.J$3]-[Test.$B6]" office:value-type="float" office:value="32.4652777777778" calcext:value-type="float">
            <text:p>3,25E+01</text:p>
          </table:table-cell>
          <table:table-cell table:style-name="ce2" table:formula="of:=[Test.K$3]-[Test.$B6]" office:value-type="float" office:value="33.5802469135802" calcext:value-type="float">
            <text:p>3,36E+01</text:p>
          </table:table-cell>
          <table:table-cell table:style-name="ce2" table:formula="of:=[Test.L$3]-[Test.$B6]" office:value-type="float" office:value="34.3777777777778" calcext:value-type="float">
            <text:p>3,44E+01</text:p>
          </table:table-cell>
          <table:table-cell table:style-name="ce2" table:formula="of:=[Test.M$3]-[Test.$B6]" office:value-type="float" office:value="34.9678604224059" calcext:value-type="float">
            <text:p>3,50E+01</text:p>
          </table:table-cell>
          <table:table-cell table:style-name="ce2" table:formula="of:=[Test.N$3]-[Test.$B6]" office:value-type="float" office:value="35.4166666666667" calcext:value-type="float">
            <text:p>3,54E+01</text:p>
          </table:table-cell>
          <table:table-cell table:style-name="ce2" table:formula="of:=[Test.O$3]-[Test.$B6]" office:value-type="float" office:value="35.7659434582512" calcext:value-type="float">
            <text:p>3,58E+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-13.6)*(POWER([Test.$B$1];2)/POWER([Test.A7];2))" office:value-type="float" office:value="-21.25" calcext:value-type="float">
            <text:p>-21,2500</text:p>
          </table:table-cell>
          <table:table-cell table:style-name="ce2" table:formula="of:=[Test.C$3]-[Test.$B7]" office:value-type="float" office:value="-318.75" calcext:value-type="float">
            <text:p>-3,19E+02</text:p>
          </table:table-cell>
          <table:table-cell table:style-name="ce2" table:formula="of:=[Test.D$3]-[Test.$B7]" office:value-type="float" office:value="-63.75" calcext:value-type="float">
            <text:p>-6,38E+01</text:p>
          </table:table-cell>
          <table:table-cell table:style-name="ce2" table:formula="of:=[Test.E$3]-[Test.$B7]" office:value-type="float" office:value="-16.5277777777778" calcext:value-type="float">
            <text:p>-1,65E+01</text:p>
          </table:table-cell>
          <table:table-cell table:style-name="ce2" table:formula="of:=[Test.F$3]-[Test.$B7]" office:value-type="float" office:value="0" calcext:value-type="float">
            <text:p>0,00E+00</text:p>
          </table:table-cell>
          <table:table-cell table:style-name="ce2" table:formula="of:=[Test.G$3]-[Test.$B7]" office:value-type="float" office:value="7.65" calcext:value-type="float">
            <text:p>7,65E+00</text:p>
          </table:table-cell>
          <table:table-cell table:style-name="ce2" table:formula="of:=[Test.H$3]-[Test.$B7]" office:value-type="float" office:value="11.8055555555556" calcext:value-type="float">
            <text:p>1,18E+01</text:p>
          </table:table-cell>
          <table:table-cell table:style-name="ce2" table:formula="of:=[Test.I$3]-[Test.$B7]" office:value-type="float" office:value="14.3112244897959" calcext:value-type="float">
            <text:p>1,43E+01</text:p>
          </table:table-cell>
          <table:table-cell table:style-name="ce2" table:formula="of:=[Test.J$3]-[Test.$B7]" office:value-type="float" office:value="15.9375" calcext:value-type="float">
            <text:p>1,59E+01</text:p>
          </table:table-cell>
          <table:table-cell table:style-name="ce2" table:formula="of:=[Test.K$3]-[Test.$B7]" office:value-type="float" office:value="17.0524691358025" calcext:value-type="float">
            <text:p>1,71E+01</text:p>
          </table:table-cell>
          <table:table-cell table:style-name="ce2" table:formula="of:=[Test.L$3]-[Test.$B7]" office:value-type="float" office:value="17.85" calcext:value-type="float">
            <text:p>1,79E+01</text:p>
          </table:table-cell>
          <table:table-cell table:style-name="ce2" table:formula="of:=[Test.M$3]-[Test.$B7]" office:value-type="float" office:value="18.4400826446281" calcext:value-type="float">
            <text:p>1,84E+01</text:p>
          </table:table-cell>
          <table:table-cell table:style-name="ce2" table:formula="of:=[Test.N$3]-[Test.$B7]" office:value-type="float" office:value="18.8888888888889" calcext:value-type="float">
            <text:p>1,89E+01</text:p>
          </table:table-cell>
          <table:table-cell table:style-name="ce2" table:formula="of:=[Test.O$3]-[Test.$B7]" office:value-type="float" office:value="19.2381656804734" calcext:value-type="float">
            <text:p>1,92E+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-13.6)*(POWER([Test.$B$1];2)/POWER([Test.A8];2))" office:value-type="float" office:value="-13.6" calcext:value-type="float">
            <text:p>-13,6000</text:p>
          </table:table-cell>
          <table:table-cell table:style-name="ce2" table:formula="of:=[Test.C$3]-[Test.$B8]" office:value-type="float" office:value="-326.4" calcext:value-type="float">
            <text:p>-3,26E+02</text:p>
          </table:table-cell>
          <table:table-cell table:style-name="ce2" table:formula="of:=[Test.D$3]-[Test.$B8]" office:value-type="float" office:value="-71.4" calcext:value-type="float">
            <text:p>-7,14E+01</text:p>
          </table:table-cell>
          <table:table-cell table:style-name="ce2" table:formula="of:=[Test.E$3]-[Test.$B8]" office:value-type="float" office:value="-24.1777777777778" calcext:value-type="float">
            <text:p>-2,42E+01</text:p>
          </table:table-cell>
          <table:table-cell table:style-name="ce2" table:formula="of:=[Test.F$3]-[Test.$B8]" office:value-type="float" office:value="-7.65" calcext:value-type="float">
            <text:p>-7,65E+00</text:p>
          </table:table-cell>
          <table:table-cell table:style-name="ce2" table:formula="of:=[Test.G$3]-[Test.$B8]" office:value-type="float" office:value="0" calcext:value-type="float">
            <text:p>0,00E+00</text:p>
          </table:table-cell>
          <table:table-cell table:style-name="ce2" table:formula="of:=[Test.H$3]-[Test.$B8]" office:value-type="float" office:value="4.15555555555556" calcext:value-type="float">
            <text:p>4,16E+00</text:p>
          </table:table-cell>
          <table:table-cell table:style-name="ce2" table:formula="of:=[Test.I$3]-[Test.$B8]" office:value-type="float" office:value="6.66122448979592" calcext:value-type="float">
            <text:p>6,66E+00</text:p>
          </table:table-cell>
          <table:table-cell table:style-name="ce2" table:formula="of:=[Test.J$3]-[Test.$B8]" office:value-type="float" office:value="8.2875" calcext:value-type="float">
            <text:p>8,29E+00</text:p>
          </table:table-cell>
          <table:table-cell table:style-name="ce2" table:formula="of:=[Test.K$3]-[Test.$B8]" office:value-type="float" office:value="9.40246913580247" calcext:value-type="float">
            <text:p>9,40E+00</text:p>
          </table:table-cell>
          <table:table-cell table:style-name="ce2" table:formula="of:=[Test.L$3]-[Test.$B8]" office:value-type="float" office:value="10.2" calcext:value-type="float">
            <text:p>1,02E+01</text:p>
          </table:table-cell>
          <table:table-cell table:style-name="ce2" table:formula="of:=[Test.M$3]-[Test.$B8]" office:value-type="float" office:value="10.7900826446281" calcext:value-type="float">
            <text:p>1,08E+01</text:p>
          </table:table-cell>
          <table:table-cell table:style-name="ce2" table:formula="of:=[Test.N$3]-[Test.$B8]" office:value-type="float" office:value="11.2388888888889" calcext:value-type="float">
            <text:p>1,12E+01</text:p>
          </table:table-cell>
          <table:table-cell table:style-name="ce2" table:formula="of:=[Test.O$3]-[Test.$B8]" office:value-type="float" office:value="11.5881656804734" calcext:value-type="float">
            <text:p>1,16E+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-13.6)*(POWER([Test.$B$1];2)/POWER([Test.A9];2))" office:value-type="float" office:value="-9.44444444444444" calcext:value-type="float">
            <text:p>-9,4444</text:p>
          </table:table-cell>
          <table:table-cell table:style-name="ce2" table:formula="of:=[Test.C$3]-[Test.$B9]" office:value-type="float" office:value="-330.555555555556" calcext:value-type="float">
            <text:p>-3,31E+02</text:p>
          </table:table-cell>
          <table:table-cell table:style-name="ce2" table:formula="of:=[Test.D$3]-[Test.$B9]" office:value-type="float" office:value="-75.5555555555556" calcext:value-type="float">
            <text:p>-7,56E+01</text:p>
          </table:table-cell>
          <table:table-cell table:style-name="ce2" table:formula="of:=[Test.E$3]-[Test.$B9]" office:value-type="float" office:value="-28.3333333333333" calcext:value-type="float">
            <text:p>-2,83E+01</text:p>
          </table:table-cell>
          <table:table-cell table:style-name="ce2" table:formula="of:=[Test.F$3]-[Test.$B9]" office:value-type="float" office:value="-11.8055555555556" calcext:value-type="float">
            <text:p>-1,18E+01</text:p>
          </table:table-cell>
          <table:table-cell table:style-name="ce2" table:formula="of:=[Test.G$3]-[Test.$B9]" office:value-type="float" office:value="-4.15555555555556" calcext:value-type="float">
            <text:p>-4,16E+00</text:p>
          </table:table-cell>
          <table:table-cell table:style-name="ce2" table:formula="of:=[Test.H$3]-[Test.$B9]" office:value-type="float" office:value="0" calcext:value-type="float">
            <text:p>0,00E+00</text:p>
          </table:table-cell>
          <table:table-cell table:style-name="ce2" table:formula="of:=[Test.I$3]-[Test.$B9]" office:value-type="float" office:value="2.50566893424036" calcext:value-type="float">
            <text:p>2,51E+00</text:p>
          </table:table-cell>
          <table:table-cell table:style-name="ce2" table:formula="of:=[Test.J$3]-[Test.$B9]" office:value-type="float" office:value="4.13194444444444" calcext:value-type="float">
            <text:p>4,13E+00</text:p>
          </table:table-cell>
          <table:table-cell table:style-name="ce2" table:formula="of:=[Test.K$3]-[Test.$B9]" office:value-type="float" office:value="5.24691358024691" calcext:value-type="float">
            <text:p>5,25E+00</text:p>
          </table:table-cell>
          <table:table-cell table:style-name="ce2" table:formula="of:=[Test.L$3]-[Test.$B9]" office:value-type="float" office:value="6.04444444444444" calcext:value-type="float">
            <text:p>6,04E+00</text:p>
          </table:table-cell>
          <table:table-cell table:style-name="ce2" table:formula="of:=[Test.M$3]-[Test.$B9]" office:value-type="float" office:value="6.63452708907254" calcext:value-type="float">
            <text:p>6,63E+00</text:p>
          </table:table-cell>
          <table:table-cell table:style-name="ce2" table:formula="of:=[Test.N$3]-[Test.$B9]" office:value-type="float" office:value="7.08333333333333" calcext:value-type="float">
            <text:p>7,08E+00</text:p>
          </table:table-cell>
          <table:table-cell table:style-name="ce2" table:formula="of:=[Test.O$3]-[Test.$B9]" office:value-type="float" office:value="7.43261012491782" calcext:value-type="float">
            <text:p>7,43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-13.6)*(POWER([Test.$B$1];2)/POWER([Test.A10];2))" office:value-type="float" office:value="-6.93877551020408" calcext:value-type="float">
            <text:p>-6,9388</text:p>
          </table:table-cell>
          <table:table-cell table:style-name="ce2" table:formula="of:=[Test.C$3]-[Test.$B10]" office:value-type="float" office:value="-333.061224489796" calcext:value-type="float">
            <text:p>-3,33E+02</text:p>
          </table:table-cell>
          <table:table-cell table:style-name="ce2" table:formula="of:=[Test.D$3]-[Test.$B10]" office:value-type="float" office:value="-78.0612244897959" calcext:value-type="float">
            <text:p>-7,81E+01</text:p>
          </table:table-cell>
          <table:table-cell table:style-name="ce2" table:formula="of:=[Test.E$3]-[Test.$B10]" office:value-type="float" office:value="-30.8390022675737" calcext:value-type="float">
            <text:p>-3,08E+01</text:p>
          </table:table-cell>
          <table:table-cell table:style-name="ce2" table:formula="of:=[Test.F$3]-[Test.$B10]" office:value-type="float" office:value="-14.3112244897959" calcext:value-type="float">
            <text:p>-1,43E+01</text:p>
          </table:table-cell>
          <table:table-cell table:style-name="ce2" table:formula="of:=[Test.G$3]-[Test.$B10]" office:value-type="float" office:value="-6.66122448979592" calcext:value-type="float">
            <text:p>-6,66E+00</text:p>
          </table:table-cell>
          <table:table-cell table:style-name="ce2" table:formula="of:=[Test.H$3]-[Test.$B10]" office:value-type="float" office:value="-2.50566893424036" calcext:value-type="float">
            <text:p>-2,51E+00</text:p>
          </table:table-cell>
          <table:table-cell table:style-name="ce2" table:formula="of:=[Test.I$3]-[Test.$B10]" office:value-type="float" office:value="0" calcext:value-type="float">
            <text:p>0,00E+00</text:p>
          </table:table-cell>
          <table:table-cell table:style-name="ce2" table:formula="of:=[Test.J$3]-[Test.$B10]" office:value-type="float" office:value="1.62627551020408" calcext:value-type="float">
            <text:p>1,63E+00</text:p>
          </table:table-cell>
          <table:table-cell table:style-name="ce2" table:formula="of:=[Test.K$3]-[Test.$B10]" office:value-type="float" office:value="2.74124464600655" calcext:value-type="float">
            <text:p>2,74E+00</text:p>
          </table:table-cell>
          <table:table-cell table:style-name="ce2" table:formula="of:=[Test.L$3]-[Test.$B10]" office:value-type="float" office:value="3.53877551020408" calcext:value-type="float">
            <text:p>3,54E+00</text:p>
          </table:table-cell>
          <table:table-cell table:style-name="ce2" table:formula="of:=[Test.M$3]-[Test.$B10]" office:value-type="float" office:value="4.12885815483218" calcext:value-type="float">
            <text:p>4,13E+00</text:p>
          </table:table-cell>
          <table:table-cell table:style-name="ce2" table:formula="of:=[Test.N$3]-[Test.$B10]" office:value-type="float" office:value="4.57766439909297" calcext:value-type="float">
            <text:p>4,58E+00</text:p>
          </table:table-cell>
          <table:table-cell table:style-name="ce2" table:formula="of:=[Test.O$3]-[Test.$B10]" office:value-type="float" office:value="4.92694119067745" calcext:value-type="float">
            <text:p>4,93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-13.6)*(POWER([Test.$B$1];2)/POWER([Test.A11];2))" office:value-type="float" office:value="-5.3125" calcext:value-type="float">
            <text:p>-5,3125</text:p>
          </table:table-cell>
          <table:table-cell table:style-name="ce2" table:formula="of:=[Test.C$3]-[Test.$B11]" office:value-type="float" office:value="-334.6875" calcext:value-type="float">
            <text:p>-3,35E+02</text:p>
          </table:table-cell>
          <table:table-cell table:style-name="ce2" table:formula="of:=[Test.D$3]-[Test.$B11]" office:value-type="float" office:value="-79.6875" calcext:value-type="float">
            <text:p>-7,97E+01</text:p>
          </table:table-cell>
          <table:table-cell table:style-name="ce2" table:formula="of:=[Test.E$3]-[Test.$B11]" office:value-type="float" office:value="-32.4652777777778" calcext:value-type="float">
            <text:p>-3,25E+01</text:p>
          </table:table-cell>
          <table:table-cell table:style-name="ce2" table:formula="of:=[Test.F$3]-[Test.$B11]" office:value-type="float" office:value="-15.9375" calcext:value-type="float">
            <text:p>-1,59E+01</text:p>
          </table:table-cell>
          <table:table-cell table:style-name="ce2" table:formula="of:=[Test.G$3]-[Test.$B11]" office:value-type="float" office:value="-8.2875" calcext:value-type="float">
            <text:p>-8,29E+00</text:p>
          </table:table-cell>
          <table:table-cell table:style-name="ce2" table:formula="of:=[Test.H$3]-[Test.$B11]" office:value-type="float" office:value="-4.13194444444444" calcext:value-type="float">
            <text:p>-4,13E+00</text:p>
          </table:table-cell>
          <table:table-cell table:style-name="ce2" table:formula="of:=[Test.I$3]-[Test.$B11]" office:value-type="float" office:value="-1.62627551020408" calcext:value-type="float">
            <text:p>-1,63E+00</text:p>
          </table:table-cell>
          <table:table-cell table:style-name="ce2" table:formula="of:=[Test.J$3]-[Test.$B11]" office:value-type="float" office:value="0" calcext:value-type="float">
            <text:p>0,00E+00</text:p>
          </table:table-cell>
          <table:table-cell table:style-name="ce2" table:formula="of:=[Test.K$3]-[Test.$B11]" office:value-type="float" office:value="1.11496913580247" calcext:value-type="float">
            <text:p>1,11E+00</text:p>
          </table:table-cell>
          <table:table-cell table:style-name="ce2" table:formula="of:=[Test.L$3]-[Test.$B11]" office:value-type="float" office:value="1.9125" calcext:value-type="float">
            <text:p>1,91E+00</text:p>
          </table:table-cell>
          <table:table-cell table:style-name="ce2" table:formula="of:=[Test.M$3]-[Test.$B11]" office:value-type="float" office:value="2.5025826446281" calcext:value-type="float">
            <text:p>2,50E+00</text:p>
          </table:table-cell>
          <table:table-cell table:style-name="ce2" table:formula="of:=[Test.N$3]-[Test.$B11]" office:value-type="float" office:value="2.95138888888889" calcext:value-type="float">
            <text:p>2,95E+00</text:p>
          </table:table-cell>
          <table:table-cell table:style-name="ce2" table:formula="of:=[Test.O$3]-[Test.$B11]" office:value-type="float" office:value="3.30066568047337" calcext:value-type="float">
            <text:p>3,30E+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-13.6)*(POWER([Test.$B$1];2)/POWER([Test.A12];2))" office:value-type="float" office:value="-4.19753086419753" calcext:value-type="float">
            <text:p>-4,1975</text:p>
          </table:table-cell>
          <table:table-cell table:style-name="ce2" table:formula="of:=[Test.C$3]-[Test.$B12]" office:value-type="float" office:value="-335.802469135802" calcext:value-type="float">
            <text:p>-3,36E+02</text:p>
          </table:table-cell>
          <table:table-cell table:style-name="ce2" table:formula="of:=[Test.D$3]-[Test.$B12]" office:value-type="float" office:value="-80.8024691358025" calcext:value-type="float">
            <text:p>-8,08E+01</text:p>
          </table:table-cell>
          <table:table-cell table:style-name="ce2" table:formula="of:=[Test.E$3]-[Test.$B12]" office:value-type="float" office:value="-33.5802469135802" calcext:value-type="float">
            <text:p>-3,36E+01</text:p>
          </table:table-cell>
          <table:table-cell table:style-name="ce2" table:formula="of:=[Test.F$3]-[Test.$B12]" office:value-type="float" office:value="-17.0524691358025" calcext:value-type="float">
            <text:p>-1,71E+01</text:p>
          </table:table-cell>
          <table:table-cell table:style-name="ce2" table:formula="of:=[Test.G$3]-[Test.$B12]" office:value-type="float" office:value="-9.40246913580247" calcext:value-type="float">
            <text:p>-9,40E+00</text:p>
          </table:table-cell>
          <table:table-cell table:style-name="ce2" table:formula="of:=[Test.H$3]-[Test.$B12]" office:value-type="float" office:value="-5.24691358024691" calcext:value-type="float">
            <text:p>-5,25E+00</text:p>
          </table:table-cell>
          <table:table-cell table:style-name="ce2" table:formula="of:=[Test.I$3]-[Test.$B12]" office:value-type="float" office:value="-2.74124464600655" calcext:value-type="float">
            <text:p>-2,74E+00</text:p>
          </table:table-cell>
          <table:table-cell table:style-name="ce2" table:formula="of:=[Test.J$3]-[Test.$B12]" office:value-type="float" office:value="-1.11496913580247" calcext:value-type="float">
            <text:p>-1,11E+00</text:p>
          </table:table-cell>
          <table:table-cell table:style-name="ce2" table:formula="of:=[Test.K$3]-[Test.$B12]" office:value-type="float" office:value="0" calcext:value-type="float">
            <text:p>0,00E+00</text:p>
          </table:table-cell>
          <table:table-cell table:style-name="ce2" table:formula="of:=[Test.L$3]-[Test.$B12]" office:value-type="float" office:value="0.797530864197531" calcext:value-type="float">
            <text:p>7,98E-01</text:p>
          </table:table-cell>
          <table:table-cell table:style-name="ce2" table:formula="of:=[Test.M$3]-[Test.$B12]" office:value-type="float" office:value="1.38761350882563" calcext:value-type="float">
            <text:p>1,39E+00</text:p>
          </table:table-cell>
          <table:table-cell table:style-name="ce2" table:formula="of:=[Test.N$3]-[Test.$B12]" office:value-type="float" office:value="1.83641975308642" calcext:value-type="float">
            <text:p>1,84E+00</text:p>
          </table:table-cell>
          <table:table-cell table:style-name="ce2" table:formula="of:=[Test.O$3]-[Test.$B12]" office:value-type="float" office:value="2.1856965446709" calcext:value-type="float">
            <text:p>2,19E+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-13.6)*(POWER([Test.$B$1];2)/POWER([Test.A13];2))" office:value-type="float" office:value="-3.4" calcext:value-type="float">
            <text:p>-3,4000</text:p>
          </table:table-cell>
          <table:table-cell table:style-name="ce2" table:formula="of:=[Test.C$3]-[Test.$B13]" office:value-type="float" office:value="-336.6" calcext:value-type="float">
            <text:p>-3,37E+02</text:p>
          </table:table-cell>
          <table:table-cell table:style-name="ce2" table:formula="of:=[Test.D$3]-[Test.$B13]" office:value-type="float" office:value="-81.6" calcext:value-type="float">
            <text:p>-8,16E+01</text:p>
          </table:table-cell>
          <table:table-cell table:style-name="ce2" table:formula="of:=[Test.E$3]-[Test.$B13]" office:value-type="float" office:value="-34.3777777777778" calcext:value-type="float">
            <text:p>-3,44E+01</text:p>
          </table:table-cell>
          <table:table-cell table:style-name="ce2" table:formula="of:=[Test.F$3]-[Test.$B13]" office:value-type="float" office:value="-17.85" calcext:value-type="float">
            <text:p>-1,79E+01</text:p>
          </table:table-cell>
          <table:table-cell table:style-name="ce2" table:formula="of:=[Test.G$3]-[Test.$B13]" office:value-type="float" office:value="-10.2" calcext:value-type="float">
            <text:p>-1,02E+01</text:p>
          </table:table-cell>
          <table:table-cell table:style-name="ce2" table:formula="of:=[Test.H$3]-[Test.$B13]" office:value-type="float" office:value="-6.04444444444444" calcext:value-type="float">
            <text:p>-6,04E+00</text:p>
          </table:table-cell>
          <table:table-cell table:style-name="ce2" table:formula="of:=[Test.I$3]-[Test.$B13]" office:value-type="float" office:value="-3.53877551020408" calcext:value-type="float">
            <text:p>-3,54E+00</text:p>
          </table:table-cell>
          <table:table-cell table:style-name="ce2" table:formula="of:=[Test.J$3]-[Test.$B13]" office:value-type="float" office:value="-1.9125" calcext:value-type="float">
            <text:p>-1,91E+00</text:p>
          </table:table-cell>
          <table:table-cell table:style-name="ce2" table:formula="of:=[Test.K$3]-[Test.$B13]" office:value-type="float" office:value="-0.797530864197531" calcext:value-type="float">
            <text:p>-7,98E-01</text:p>
          </table:table-cell>
          <table:table-cell table:style-name="ce2" table:formula="of:=[Test.L$3]-[Test.$B13]" office:value-type="float" office:value="0" calcext:value-type="float">
            <text:p>0,00E+00</text:p>
          </table:table-cell>
          <table:table-cell table:style-name="ce2" table:formula="of:=[Test.M$3]-[Test.$B13]" office:value-type="float" office:value="0.590082644628099" calcext:value-type="float">
            <text:p>5,90E-01</text:p>
          </table:table-cell>
          <table:table-cell table:style-name="ce2" table:formula="of:=[Test.N$3]-[Test.$B13]" office:value-type="float" office:value="1.03888888888889" calcext:value-type="float">
            <text:p>1,04E+00</text:p>
          </table:table-cell>
          <table:table-cell table:style-name="ce2" table:formula="of:=[Test.O$3]-[Test.$B13]" office:value-type="float" office:value="1.38816568047337" calcext:value-type="float">
            <text:p>1,39E+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-13.6)*(POWER([Test.$B$1];2)/POWER([Test.A14];2))" office:value-type="float" office:value="-2.8099173553719" calcext:value-type="float">
            <text:p>-2,8099</text:p>
          </table:table-cell>
          <table:table-cell table:style-name="ce2" table:formula="of:=[Test.C$3]-[Test.$B14]" office:value-type="float" office:value="-337.190082644628" calcext:value-type="float">
            <text:p>-3,37E+02</text:p>
          </table:table-cell>
          <table:table-cell table:style-name="ce2" table:formula="of:=[Test.D$3]-[Test.$B14]" office:value-type="float" office:value="-82.1900826446281" calcext:value-type="float">
            <text:p>-8,22E+01</text:p>
          </table:table-cell>
          <table:table-cell table:style-name="ce2" table:formula="of:=[Test.E$3]-[Test.$B14]" office:value-type="float" office:value="-34.9678604224059" calcext:value-type="float">
            <text:p>-3,50E+01</text:p>
          </table:table-cell>
          <table:table-cell table:style-name="ce2" table:formula="of:=[Test.F$3]-[Test.$B14]" office:value-type="float" office:value="-18.4400826446281" calcext:value-type="float">
            <text:p>-1,84E+01</text:p>
          </table:table-cell>
          <table:table-cell table:style-name="ce2" table:formula="of:=[Test.G$3]-[Test.$B14]" office:value-type="float" office:value="-10.7900826446281" calcext:value-type="float">
            <text:p>-1,08E+01</text:p>
          </table:table-cell>
          <table:table-cell table:style-name="ce2" table:formula="of:=[Test.H$3]-[Test.$B14]" office:value-type="float" office:value="-6.63452708907254" calcext:value-type="float">
            <text:p>-6,63E+00</text:p>
          </table:table-cell>
          <table:table-cell table:style-name="ce2" table:formula="of:=[Test.I$3]-[Test.$B14]" office:value-type="float" office:value="-4.12885815483218" calcext:value-type="float">
            <text:p>-4,13E+00</text:p>
          </table:table-cell>
          <table:table-cell table:style-name="ce2" table:formula="of:=[Test.J$3]-[Test.$B14]" office:value-type="float" office:value="-2.5025826446281" calcext:value-type="float">
            <text:p>-2,50E+00</text:p>
          </table:table-cell>
          <table:table-cell table:style-name="ce2" table:formula="of:=[Test.K$3]-[Test.$B14]" office:value-type="float" office:value="-1.38761350882563" calcext:value-type="float">
            <text:p>-1,39E+00</text:p>
          </table:table-cell>
          <table:table-cell table:style-name="ce2" table:formula="of:=[Test.L$3]-[Test.$B14]" office:value-type="float" office:value="-0.590082644628099" calcext:value-type="float">
            <text:p>-5,90E-01</text:p>
          </table:table-cell>
          <table:table-cell table:style-name="ce2" table:formula="of:=[Test.M$3]-[Test.$B14]" office:value-type="float" office:value="0" calcext:value-type="float">
            <text:p>0,00E+00</text:p>
          </table:table-cell>
          <table:table-cell table:style-name="ce2" table:formula="of:=[Test.N$3]-[Test.$B14]" office:value-type="float" office:value="0.44880624426079" calcext:value-type="float">
            <text:p>4,49E-01</text:p>
          </table:table-cell>
          <table:table-cell table:style-name="ce2" table:formula="of:=[Test.O$3]-[Test.$B14]" office:value-type="float" office:value="0.798083035845274" calcext:value-type="float">
            <text:p>7,98E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-13.6)*(POWER([Test.$B$1];2)/POWER([Test.A15];2))" office:value-type="float" office:value="-2.36111111111111" calcext:value-type="float">
            <text:p>-2,3611</text:p>
          </table:table-cell>
          <table:table-cell table:style-name="ce2" table:formula="of:=[Test.C$3]-[Test.$B15]" office:value-type="float" office:value="-337.638888888889" calcext:value-type="float">
            <text:p>-3,38E+02</text:p>
          </table:table-cell>
          <table:table-cell table:style-name="ce2" table:formula="of:=[Test.D$3]-[Test.$B15]" office:value-type="float" office:value="-82.6388888888889" calcext:value-type="float">
            <text:p>-8,26E+01</text:p>
          </table:table-cell>
          <table:table-cell table:style-name="ce2" table:formula="of:=[Test.E$3]-[Test.$B15]" office:value-type="float" office:value="-35.4166666666667" calcext:value-type="float">
            <text:p>-3,54E+01</text:p>
          </table:table-cell>
          <table:table-cell table:style-name="ce2" table:formula="of:=[Test.F$3]-[Test.$B15]" office:value-type="float" office:value="-18.8888888888889" calcext:value-type="float">
            <text:p>-1,89E+01</text:p>
          </table:table-cell>
          <table:table-cell table:style-name="ce2" table:formula="of:=[Test.G$3]-[Test.$B15]" office:value-type="float" office:value="-11.2388888888889" calcext:value-type="float">
            <text:p>-1,12E+01</text:p>
          </table:table-cell>
          <table:table-cell table:style-name="ce2" table:formula="of:=[Test.H$3]-[Test.$B15]" office:value-type="float" office:value="-7.08333333333333" calcext:value-type="float">
            <text:p>-7,08E+00</text:p>
          </table:table-cell>
          <table:table-cell table:style-name="ce2" table:formula="of:=[Test.I$3]-[Test.$B15]" office:value-type="float" office:value="-4.57766439909297" calcext:value-type="float">
            <text:p>-4,58E+00</text:p>
          </table:table-cell>
          <table:table-cell table:style-name="ce2" table:formula="of:=[Test.J$3]-[Test.$B15]" office:value-type="float" office:value="-2.95138888888889" calcext:value-type="float">
            <text:p>-2,95E+00</text:p>
          </table:table-cell>
          <table:table-cell table:style-name="ce2" table:formula="of:=[Test.K$3]-[Test.$B15]" office:value-type="float" office:value="-1.83641975308642" calcext:value-type="float">
            <text:p>-1,84E+00</text:p>
          </table:table-cell>
          <table:table-cell table:style-name="ce2" table:formula="of:=[Test.L$3]-[Test.$B15]" office:value-type="float" office:value="-1.03888888888889" calcext:value-type="float">
            <text:p>-1,04E+00</text:p>
          </table:table-cell>
          <table:table-cell table:style-name="ce2" table:formula="of:=[Test.M$3]-[Test.$B15]" office:value-type="float" office:value="-0.44880624426079" calcext:value-type="float">
            <text:p>-4,49E-01</text:p>
          </table:table-cell>
          <table:table-cell table:style-name="ce2" table:formula="of:=[Test.N$3]-[Test.$B15]" office:value-type="float" office:value="0" calcext:value-type="float">
            <text:p>0,00E+00</text:p>
          </table:table-cell>
          <table:table-cell table:style-name="ce2" table:formula="of:=[Test.O$3]-[Test.$B15]" office:value-type="float" office:value="0.349276791584484" calcext:value-type="float">
            <text:p>3,49E-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-13.6)*(POWER([Test.$B$1];2)/POWER([Test.A16];2))" office:value-type="float" office:value="-2.01183431952663" calcext:value-type="float">
            <text:p>-2,0118</text:p>
          </table:table-cell>
          <table:table-cell table:style-name="ce2" table:formula="of:=[Test.C$3]-[Test.$B16]" office:value-type="float" office:value="-337.988165680473" calcext:value-type="float">
            <text:p>-3,38E+02</text:p>
          </table:table-cell>
          <table:table-cell table:style-name="ce2" table:formula="of:=[Test.D$3]-[Test.$B16]" office:value-type="float" office:value="-82.9881656804734" calcext:value-type="float">
            <text:p>-8,30E+01</text:p>
          </table:table-cell>
          <table:table-cell table:style-name="ce2" table:formula="of:=[Test.E$3]-[Test.$B16]" office:value-type="float" office:value="-35.7659434582512" calcext:value-type="float">
            <text:p>-3,58E+01</text:p>
          </table:table-cell>
          <table:table-cell table:style-name="ce2" table:formula="of:=[Test.F$3]-[Test.$B16]" office:value-type="float" office:value="-19.2381656804734" calcext:value-type="float">
            <text:p>-1,92E+01</text:p>
          </table:table-cell>
          <table:table-cell table:style-name="ce2" table:formula="of:=[Test.G$3]-[Test.$B16]" office:value-type="float" office:value="-11.5881656804734" calcext:value-type="float">
            <text:p>-1,16E+01</text:p>
          </table:table-cell>
          <table:table-cell table:style-name="ce2" table:formula="of:=[Test.H$3]-[Test.$B16]" office:value-type="float" office:value="-7.43261012491782" calcext:value-type="float">
            <text:p>-7,43E+00</text:p>
          </table:table-cell>
          <table:table-cell table:style-name="ce2" table:formula="of:=[Test.I$3]-[Test.$B16]" office:value-type="float" office:value="-4.92694119067745" calcext:value-type="float">
            <text:p>-4,93E+00</text:p>
          </table:table-cell>
          <table:table-cell table:style-name="ce2" table:formula="of:=[Test.J$3]-[Test.$B16]" office:value-type="float" office:value="-3.30066568047337" calcext:value-type="float">
            <text:p>-3,30E+00</text:p>
          </table:table-cell>
          <table:table-cell table:style-name="ce2" table:formula="of:=[Test.K$3]-[Test.$B16]" office:value-type="float" office:value="-2.1856965446709" calcext:value-type="float">
            <text:p>-2,19E+00</text:p>
          </table:table-cell>
          <table:table-cell table:style-name="ce2" table:formula="of:=[Test.L$3]-[Test.$B16]" office:value-type="float" office:value="-1.38816568047337" calcext:value-type="float">
            <text:p>-1,39E+00</text:p>
          </table:table-cell>
          <table:table-cell table:style-name="ce2" table:formula="of:=[Test.M$3]-[Test.$B16]" office:value-type="float" office:value="-0.798083035845274" calcext:value-type="float">
            <text:p>-7,98E-01</text:p>
          </table:table-cell>
          <table:table-cell table:style-name="ce2" table:formula="of:=[Test.N$3]-[Test.$B16]" office:value-type="float" office:value="-0.349276791584484" calcext:value-type="float">
            <text:p>-3,49E-01</text:p>
          </table:table-cell>
          <table:table-cell table:style-name="ce2" table:formula="of:=[Test.O$3]-[Test.$B16]" office:value-type="float" office:value="0" calcext:value-type="float">
            <text:p>0,00E+00</text:p>
          </table:table-cell>
        </table:table-row>
        <table:table-row table:style-name="ro1">
          <table:table-cell table:number-columns-repeated="15"/>
        </table:table-row>
        <table:table-row table:style-name="ro1" table:number-rows-repeated="9">
          <table:table-cell/>
          <table:table-cell table:style-name="ce2"/>
          <table:table-cell table:number-columns-repeated="13"/>
        </table:table-row>
        <table:table-row table:style-name="ro1" table:number-rows-repeated="4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</table:table>
      <table:table table:name="Misc_Test" table:style-name="ta1"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 in m/s</text:p>
          </table:table-cell>
          <table:table-cell table:style-name="ce2" table:formula="of:=2.99792458*POWER(10;8)" office:value-type="float" office:value="299792458" calcext:value-type="float">
            <text:p>3,00E+08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Wellenlängen in m</text:p>
          </table:table-cell>
          <table:table-cell table:style-name="ce2" table:formula="of:=780*POWER(10;-9)" office:value-type="float" office:value="0.00000078" calcext:value-type="float">
            <text:p>7,80E-07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/>
          <table:table-cell table:style-name="ce2" table:formula="of:=390*POWER(10;-9)" office:value-type="float" office:value="0.00000039" calcext:value-type="float">
            <text:p>3,90E-07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Frequenz in 1/s</text:p>
          </table:table-cell>
          <table:table-cell table:style-name="ce2" table:formula="of:=[Misc_Test.B1]/[Misc_Test.B2]" office:value-type="float" office:value="384349305128205" calcext:value-type="float">
            <text:p>3,84E+14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/>
          <table:table-cell table:style-name="ce2" table:formula="of:=[Misc_Test.B1]/[Misc_Test.B3]" office:value-type="float" office:value="768698610256410" calcext:value-type="float">
            <text:p>7,69E+14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Energie in J</text:p>
          </table:table-cell>
          <table:table-cell table:style-name="ce2" table:formula="of:=[Misc_Test.B10]*[Misc_Test.B4]" office:value-type="float" office:value="2.54672501588154E-019" calcext:value-type="float">
            <text:p>2,55E-19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/>
          <table:table-cell table:style-name="ce2" table:formula="of:=[Misc_Test.B10]*[Misc_Test.B5]" office:value-type="float" office:value="5.09345003176308E-019" calcext:value-type="float">
            <text:p>5,09E-19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in eV</text:p>
          </table:table-cell>
          <table:table-cell table:style-name="ce2" table:formula="of:=[Misc_Test.B6]/[Misc_Test.B12]" office:value-type="float" office:value="1.58954036656471" calcext:value-type="float">
            <text:p>1,59E+00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/>
          <table:table-cell table:style-name="ce2" table:formula="of:=[Misc_Test.B7]/[Misc_Test.B12]" office:value-type="float" office:value="3.17908073312941" calcext:value-type="float">
            <text:p>3,18E+00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h in Js (V A s s)</text:p>
          </table:table-cell>
          <table:table-cell table:formula="of:=6.626069*POWER(10;-34)" office:value-type="float" office:value="6.626069E-034" calcext:value-type="float">
            <text:p>6,626069E-34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e in C</text:p>
          </table:table-cell>
          <table:table-cell table:formula="of:=1.602177*POWER(10;-19)" office:value-type="float" office:value="1.602177E-019" calcext:value-type="float">
            <text:p>1,602177E-19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-E</text:p>
          </table:table-cell>
          <table:table-cell table:style-name="ce2" table:formula="of:=-[Misc_Test.B8]" office:value-type="float" office:value="-1.58954036656471" calcext:value-type="float">
            <text:p>-1,59E+00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/>
          <table:table-cell table:style-name="ce2" table:formula="of:=-[Misc_Test.B9]" office:value-type="float" office:value="-3.17908073312941" calcext:value-type="float">
            <text:p>-3,18E+00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E min in eV</text:p>
          </table:table-cell>
          <table:table-cell table:formula="of:=1.022*POWER(10;6)" office:value-type="float" office:value="1022000" calcext:value-type="float">
            <text:p>1022000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<text:s text:c="16"/>J</text:p>
          </table:table-cell>
          <table:table-cell table:formula="of:=[.B17]*[.B12]" office:value-type="float" office:value="0.0000000000001637424894" calcext:value-type="float">
            <text:p>1,637424894E-13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Frequenz in 1/s</text:p>
          </table:table-cell>
          <table:table-cell table:formula="of:=[.B18]/[.B10]" office:value-type="float" office:value="2.4711859988177E+020" calcext:value-type="float">
            <text:p>2,4711859988177E+020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Wellenlängen in m</text:p>
          </table:table-cell>
          <table:table-cell table:formula="of:=[.B1]/[.B19]" office:value-type="float" office:value="0.00000000000121315213886543" calcext:value-type="float">
            <text:p>1,21315213886543E-12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,59</text:p>
          </table:table-cell>
          <table:table-cell office:value-type="float" office:value="3.18" calcext:value-type="float">
            <text:p>3,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.00.0000</text:date>, <text:time style:data-style-name="N2" text:time-value="08:57:48.719745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Arndt</meta:initial-creator>
    <meta:creation-date>2016-01-09T17:25:37.939300562</meta:creation-date>
    <dc:date>2016-03-12T19:30:46.696882594</dc:date>
    <dc:creator>Jonas Arndt</dc:creator>
    <meta:editing-duration>P1DT12H26M53S</meta:editing-duration>
    <meta:editing-cycles>18</meta:editing-cycles>
    <meta:generator>LibreOffice/5.0.5.2$Linux_X86_64 LibreOffice_project/00m0$Build-2</meta:generator>
    <meta:document-statistic meta:table-count="5" meta:cell-count="102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line" chart:style-name="ch1">
        <chart:legend chart:legend-position="bottom" svg:x="4.826cm" svg:y="8.222cm" style:legend-expansion="wide" chart:style-name="ch2"/>
        <chart:plot-area chart:style-name="ch3" table:cell-range-address="Sauerstoff.D4:Sauerstoff.O4 Sauerstoff.E5:Sauerstoff.O5 Sauerstoff.F6:Sauerstoff.O6 Sauerstoff.G7:Sauerstoff.O7 Sauerstoff.H8:Sauerstoff.O8 Sauerstoff.I9:Sauerstoff.O9 Sauerstoff.J10:Sauerstoff.O10 Sauerstoff.K11:Sauerstoff.O11 Sauerstoff.L12:Sauerstoff.O12 Sauerstoff.M13:Sauerstoff.O13 Sauerstoff.N14:Sauerstoff.O14 Sauerstoff.O15:Sauerstoff.O15 Misc.D1:Misc.E78" chart:data-source-has-labels="row" svg:x="0.4cm" svg:y="0.2cm" svg:width="19.201cm" svg:height="7.822cm">
          <chartooo:coordinate-region svg:x="2.133cm" svg:y="0.399cm" svg:width="17.468cm" svg:height="7.424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auerstoff.D4:Sauerstoff.O4 Sauerstoff.E5:Sauerstoff.O5 Sauerstoff.F6:Sauerstoff.O6 Sauerstoff.G7:Sauerstoff.O7 Sauerstoff.H8:Sauerstoff.O8 Sauerstoff.I9:Sauerstoff.O9 Sauerstoff.J10:Sauerstoff.O10 Sauerstoff.K11:Sauerstoff.O11 Sauerstoff.L12:Sauerstoff.O12 Sauerstoff.M13:Sauerstoff.O13 Sauerstoff.N14:Sauerstoff.O14 Sauerstoff.O15:Sauerstoff.O15" loext:label-string="&quot;Einige Differenzen von Energieniveaus des Sauerstoffs&quot;" chart:class="chart:line">
            <chart:data-point chart:repeated="78"/>
          </chart:series>
          <chart:series chart:style-name="ch9" chart:values-cell-range-address="Misc.E1:Misc.E78" loext:label-string="&quot;Obere Grenze des sichtbaren Spektrums&quot;" chart:class="chart:line">
            <chart:data-point chart:repeated="78"/>
          </chart:series>
          <chart:series chart:style-name="ch10" chart:values-cell-range-address="Misc.D1:Misc.D78" loext:label-string="&quot;Untere Grenze des sichtbaren Spektrums&quot;" chart:class="chart:line">
            <chart:data-point chart:repeated="7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inige Differenzen von Energieniveaus des Sauerstoffs</text:p>
              </table:table-cell>
              <table:table-cell office:value-type="string">
                <text:p>Obere Grenze des sichtbaren Spektrums</text:p>
              </table:table-cell>
              <table:table-cell office:value-type="string">
                <text:p>Untere Grenze des sichtbaren Spektrum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.8">
                <text:p>652.8</text:p>
                <draw:g>
                  <svg:desc>Sauerstoff.D4:Sauerstoff.O4 Sauerstoff.E5:Sauerstoff.O5 Sauerstoff.F6:Sauerstoff.O6 Sauerstoff.G7:Sauerstoff.O7 Sauerstoff.H8:Sauerstoff.O8 Sauerstoff.I9:Sauerstoff.O9 Sauerstoff.J10:Sauerstoff.O10 Sauerstoff.K11:Sauerstoff.O11 Sauerstoff.L12:Sauerstoff.O12 Sauerstoff.M13:Sauerstoff.O13 Sauerstoff.N14:Sauerstoff.O14 Sauerstoff.O15:Sauerstoff.O15</svg:desc>
                </draw:g>
              </table:table-cell>
              <table:table-cell office:value-type="float" office:value="3.17908073312941">
                <text:p>3.17908073312941</text:p>
                <draw:g>
                  <svg:desc>Misc.E1:Misc.E78</svg:desc>
                </draw:g>
              </table:table-cell>
              <table:table-cell office:value-type="float" office:value="1.58954036656471">
                <text:p>1.58954036656471</text:p>
                <draw:g>
                  <svg:desc>Misc.D1:Misc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3.688888888889">
                <text:p>773.688888888889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6">
                <text:p>81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5.584">
                <text:p>835.58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6.222222222222">
                <text:p>846.222222222222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2.636734693878">
                <text:p>852.63673469387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6.8">
                <text:p>856.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9.654320987654">
                <text:p>859.65432098765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1.696">
                <text:p>861.6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0.31296">
                <text:p>870.312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0.3991296">
                <text:p>870.39912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0.399991296">
                <text:p>870.3999912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888888888889">
                <text:p>120.888888888889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.2">
                <text:p>163.2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2.784">
                <text:p>182.78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.422222222222">
                <text:p>193.422222222222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.836734693878">
                <text:p>199.83673469387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4">
                <text:p>20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6.854320987654">
                <text:p>206.85432098765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8.896">
                <text:p>208.8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7.51296">
                <text:p>217.512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7.5991296">
                <text:p>217.59912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7.599991296">
                <text:p>217.5999912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3111111111111">
                <text:p>42.3111111111111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.8951111111111">
                <text:p>61.8951111111111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.5333333333333">
                <text:p>72.5333333333333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.9478458049887">
                <text:p>78.9478458049887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.1111111111111">
                <text:p>83.1111111111111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.9654320987654">
                <text:p>85.965432098765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.0071111111111">
                <text:p>88.0071111111111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.6240711111111">
                <text:p>96.6240711111111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7102407111111">
                <text:p>96.7102407111111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.7111024071111">
                <text:p>96.7111024071111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584">
                <text:p>19.58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2222222222222">
                <text:p>30.2222222222222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.6367346938775">
                <text:p>36.6367346938775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.8">
                <text:p>40.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.6543209876543">
                <text:p>43.6543209876543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.696">
                <text:p>45.6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.31296">
                <text:p>54.312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.3991296">
                <text:p>54.39912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.399991296">
                <text:p>54.3999912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6382222222222">
                <text:p>10.6382222222222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0527346938776">
                <text:p>17.052734693877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216">
                <text:p>21.21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0703209876543">
                <text:p>24.0703209876543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.112">
                <text:p>26.112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72896">
                <text:p>34.728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.8151296">
                <text:p>34.81512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.815991296">
                <text:p>34.8159912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41451247165533">
                <text:p>6.41451247165533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5777777777778">
                <text:p>10.577777777777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4320987654321">
                <text:p>13.4320987654321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4737777777778">
                <text:p>15.473777777777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.0907377777778">
                <text:p>24.090737777777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1769073777778">
                <text:p>24.176907377777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1777690737778">
                <text:p>24.177769073777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16326530612245">
                <text:p>4.16326530612245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01758629377677">
                <text:p>7.01758629377677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05926530612245">
                <text:p>9.05926530612245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6762253061224">
                <text:p>17.676225306122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7623949061225">
                <text:p>17.7623949061225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7632566021225">
                <text:p>17.7632566021225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5432098765432">
                <text:p>2.85432098765432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896">
                <text:p>4.8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51296">
                <text:p>13.512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5991296">
                <text:p>13.59912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599991296">
                <text:p>13.5999912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4167901234568">
                <text:p>2.0416790123456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6586390123457">
                <text:p>10.6586390123457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7448086123457">
                <text:p>10.7448086123457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7456703083457">
                <text:p>10.7456703083457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61696">
                <text:p>8.616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7031296">
                <text:p>8.70312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703991296">
                <text:p>8.7039912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61696">
                <text:p>0.08616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7031296">
                <text:p>0.0870312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861696">
                <text:p>0.00086169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line" chart:style-name="ch1">
        <chart:legend chart:legend-position="bottom" svg:x="5.024cm" svg:y="8.222cm" style:legend-expansion="wide" chart:style-name="ch2"/>
        <chart:plot-area chart:style-name="ch3" table:cell-range-address="Slicium.D4:Slicium.O4 Slicium.E5:Slicium.O5 Slicium.F6:Slicium.O6 Slicium.G7:Slicium.O7 Slicium.H8:Slicium.O8 Slicium.I9:Slicium.O9 Slicium.J10:Slicium.O10 Slicium.K11:Slicium.O11 Slicium.L12:Slicium.O12 Slicium.M13:Slicium.O13 Slicium.N14:Slicium.O14 Slicium.O15:Slicium.O15 Misc.D1:Misc.E78" chart:data-source-has-labels="row" svg:x="0.4cm" svg:y="0.2cm" svg:width="19.201cm" svg:height="7.822cm">
          <chartooo:coordinate-region svg:x="2.133cm" svg:y="0.399cm" svg:width="17.468cm" svg:height="7.424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licium.D4:Slicium.O4 Slicium.E5:Slicium.O5 Slicium.F6:Slicium.O6 Slicium.G7:Slicium.O7 Slicium.H8:Slicium.O8 Slicium.I9:Slicium.O9 Slicium.J10:Slicium.O10 Slicium.K11:Slicium.O11 Slicium.L12:Slicium.O12 Slicium.M13:Slicium.O13 Slicium.N14:Slicium.O14 Slicium.O15:Slicium.O15" loext:label-string="&quot;Einige Differenzen der Energiniveaus des Siliciums  &quot;" chart:class="chart:line">
            <chart:data-point chart:repeated="78"/>
          </chart:series>
          <chart:series chart:style-name="ch9" chart:values-cell-range-address="Misc.E1:Misc.E78" loext:label-string="&quot;Obere Grenze des sichtbaren Spektrums&quot;" chart:class="chart:line">
            <chart:data-point chart:repeated="78"/>
          </chart:series>
          <chart:series chart:style-name="ch10" chart:values-cell-range-address="Misc.D1:Misc.D78" loext:label-string="&quot;Untere Grenze des sichtbaren Spektrums&quot;" chart:class="chart:line">
            <chart:data-point chart:repeated="7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inige Differenzen der Energiniveaus des Siliciums  </text:p>
              </table:table-cell>
              <table:table-cell office:value-type="string">
                <text:p>Obere Grenze des sichtbaren Spektrums</text:p>
              </table:table-cell>
              <table:table-cell office:value-type="string">
                <text:p>Untere Grenze des sichtbaren Spektrum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9.2">
                <text:p>1999.2</text:p>
                <draw:g>
                  <svg:desc>Slicium.D4:Slicium.O4 Slicium.E5:Slicium.O5 Slicium.F6:Slicium.O6 Slicium.G7:Slicium.O7 Slicium.H8:Slicium.O8 Slicium.I9:Slicium.O9 Slicium.J10:Slicium.O10 Slicium.K11:Slicium.O11 Slicium.L12:Slicium.O12 Slicium.M13:Slicium.O13 Slicium.N14:Slicium.O14 Slicium.O15:Slicium.O15</svg:desc>
                </draw:g>
              </table:table-cell>
              <table:table-cell office:value-type="float" office:value="3.17908073312941">
                <text:p>3.17908073312941</text:p>
                <draw:g>
                  <svg:desc>Misc.E1:Misc.E78</svg:desc>
                </draw:g>
              </table:table-cell>
              <table:table-cell office:value-type="float" office:value="1.58954036656471">
                <text:p>1.58954036656471</text:p>
                <draw:g>
                  <svg:desc>Misc.D1:Misc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69.42222222222">
                <text:p>2369.42222222222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99">
                <text:p>2499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8.976">
                <text:p>2558.97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91.55555555556">
                <text:p>2591.5555555555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11.2">
                <text:p>2611.2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3.95">
                <text:p>2623.95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32.69135802469">
                <text:p>2632.69135802469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38.944">
                <text:p>2638.9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65.33344">
                <text:p>2665.33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65.5973344">
                <text:p>2665.5973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65.599973344">
                <text:p>2665.599973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0.222222222222">
                <text:p>370.222222222222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9.8">
                <text:p>499.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9.776">
                <text:p>559.77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2.355555555556">
                <text:p>592.35555555555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2">
                <text:p>612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4.75">
                <text:p>624.75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3.491358024691">
                <text:p>633.491358024691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9.744">
                <text:p>639.7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6.13344">
                <text:p>666.13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6.3973344">
                <text:p>666.3973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6.399973344">
                <text:p>666.399973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9.577777777778">
                <text:p>129.57777777777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9.553777777778">
                <text:p>189.55377777777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2.133333333333">
                <text:p>222.133333333333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1.777777777778">
                <text:p>241.77777777777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.527777777778">
                <text:p>254.52777777777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3.269135802469">
                <text:p>263.269135802469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9.521777777778">
                <text:p>269.52177777777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5.911217777778">
                <text:p>295.91121777777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6.175112177778">
                <text:p>296.17511217777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.177751121778">
                <text:p>296.17775112177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.976">
                <text:p>59.97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.5555555555555">
                <text:p>92.5555555555555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.2">
                <text:p>112.2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.95">
                <text:p>124.95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.691358024691">
                <text:p>133.691358024691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9.944">
                <text:p>139.9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6.33344">
                <text:p>166.33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6.5973344">
                <text:p>166.5973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.599973344">
                <text:p>166.599973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.5795555555555">
                <text:p>32.5795555555555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.224">
                <text:p>52.22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.974">
                <text:p>64.97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.7153580246914">
                <text:p>73.715358024691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.968">
                <text:p>79.96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6.35744">
                <text:p>106.357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6.6213344">
                <text:p>106.6213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6.623973344">
                <text:p>106.623973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6444444444445">
                <text:p>19.6444444444445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.3944444444445">
                <text:p>32.3944444444445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.1358024691358">
                <text:p>41.1358024691358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.3884444444445">
                <text:p>47.3884444444445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.7778844444445">
                <text:p>73.7778844444445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.0417788444445">
                <text:p>74.0417788444445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.0444177884445">
                <text:p>74.0444177884445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75">
                <text:p>12.75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.4913580246914">
                <text:p>21.491358024691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.744">
                <text:p>27.7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.13344">
                <text:p>54.13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3973344">
                <text:p>54.3973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.399973344">
                <text:p>54.399973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74135802469136">
                <text:p>8.7413580246913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994">
                <text:p>14.99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.38344">
                <text:p>41.38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.6473344">
                <text:p>41.6473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.649973344">
                <text:p>41.649973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25264197530864">
                <text:p>6.2526419753086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.6420819753086">
                <text:p>32.642081975308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.9059763753086">
                <text:p>32.905976375308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9086153193086">
                <text:p>32.9086153193086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.38944">
                <text:p>26.389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.6533344">
                <text:p>26.6533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.655973344">
                <text:p>26.655973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638944">
                <text:p>0.26389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66533344">
                <text:p>0.2665333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638944">
                <text:p>0.002638944</text:p>
              </table:table-cell>
              <table:table-cell office:value-type="float" office:value="3.17908073312941">
                <text:p>3.17908073312941</text:p>
              </table:table-cell>
              <table:table-cell office:value-type="float" office:value="1.58954036656471">
                <text:p>1.58954036656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7cm" svg:height="14.192cm" xlink:href=".." xlink:type="simple" chart:class="chart:line" chart:style-name="ch1">
        <chart:legend chart:legend-position="end" svg:x="22.2cm" svg:y="6.299cm" style:legend-expansion="high" chart:style-name="ch2"/>
        <chart:plot-area chart:style-name="ch3" table:cell-range-address="Test.D4:Test.O4 Test.E5:Test.O5 Test.F6:Test.O6 Test.G7:Test.O7 Test.H8:Test.O8 Test.I9:Test.O9 Test.J10:Test.O10 Test.K11:Test.O11 Test.L12:Test.O12 Test.M13:Test.O13 Test.N14:Test.O14 Test.O15:Test.O15 Misc.D1:Misc.E78" chart:data-source-has-labels="row" svg:x="0.497cm" svg:y="0.283cm" svg:width="21.206cm" svg:height="13.626cm">
          <chartooo:coordinate-region svg:x="2.23cm" svg:y="0.483cm" svg:width="19.473cm" svg:height="13.2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.D4:Test.O4 Test.E5:Test.O5 Test.F6:Test.O6 Test.G7:Test.O7 Test.H8:Test.O8 Test.I9:Test.O9 Test.J10:Test.O10 Test.K11:Test.O11 Test.L12:Test.O12 Test.M13:Test.O13 Test.N14:Test.O14 Test.O15:Test.O15" chart:class="chart:line">
            <chart:data-point chart:repeated="78"/>
          </chart:series>
          <chart:series chart:style-name="ch8" chart:values-cell-range-address="Misc.D1:Misc.D78" chart:class="chart:line">
            <chart:data-point chart:repeated="78"/>
          </chart:series>
          <chart:series chart:style-name="ch9" chart:values-cell-range-address="Misc.E1:Misc.E78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ile 4 Zeile 5 Zeile 6 Zeile 7 Zeile 8 Zeile 9 Zeile 10 Zeile 11 Zeile 12 Zeile 13 Zeile 14 Zeile 15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Test.D4:Test.O4 Test.E5:Test.O5 Test.F6:Test.O6 Test.G7:Test.O7 Test.H8:Test.O8 Test.I9:Test.O9 Test.J10:Test.O10 Test.K11:Test.O11 Test.L12:Test.O12 Test.M13:Test.O13 Test.N14:Test.O14 Test.O15:Test.O15</svg:desc>
                </draw:g>
              </table:table-cell>
              <table:table-cell office:value-type="float" office:value="1.58954036656471">
                <text:p>1.58954036656471</text:p>
                <draw:g>
                  <svg:desc>Misc.D1:Misc.D78</svg:desc>
                </draw:g>
              </table:table-cell>
              <table:table-cell office:value-type="float" office:value="3.17908073312941">
                <text:p>3.17908073312941</text:p>
                <draw:g>
                  <svg:desc>Misc.E1:Misc.E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2.222222222222">
                <text:p>302.22222222222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8.75">
                <text:p>318.7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6.4">
                <text:p>326.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0.555555555556">
                <text:p>330.55555555555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.061224489796">
                <text:p>333.0612244897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4.6875">
                <text:p>334.687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5.802469135802">
                <text:p>335.80246913580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.6">
                <text:p>336.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7.190082644628">
                <text:p>337.19008264462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7.638888888889">
                <text:p>337.63888888888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7.988165680473">
                <text:p>337.988165680473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75">
                <text:p>63.7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.4">
                <text:p>71.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5555555555556">
                <text:p>75.555555555555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0612244897959">
                <text:p>78.061224489795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.6875">
                <text:p>79.687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.8024691358025">
                <text:p>80.802469135802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.6">
                <text:p>81.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.1900826446281">
                <text:p>82.190082644628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.6388888888889">
                <text:p>82.638888888888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.9881656804734">
                <text:p>82.988165680473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5277777777778">
                <text:p>16.527777777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1777777777778">
                <text:p>24.177777777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3333333333333">
                <text:p>28.3333333333333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.8390022675737">
                <text:p>30.8390022675737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.4652777777778">
                <text:p>32.465277777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.5802469135802">
                <text:p>33.580246913580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3777777777778">
                <text:p>34.377777777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.9678604224059">
                <text:p>34.967860422405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.4166666666667">
                <text:p>35.4166666666667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.7659434582512">
                <text:p>35.765943458251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65">
                <text:p>7.6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8055555555556">
                <text:p>11.805555555555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3112244897959">
                <text:p>14.311224489795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9375">
                <text:p>15.937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0524691358025">
                <text:p>17.052469135802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85">
                <text:p>17.8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4400826446281">
                <text:p>18.440082644628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8888888888889">
                <text:p>18.888888888888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2381656804734">
                <text:p>19.238165680473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5555555555556">
                <text:p>4.1555555555555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6122448979592">
                <text:p>6.6612244897959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2875">
                <text:p>8.287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40246913580247">
                <text:p>9.40246913580247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2">
                <text:p>10.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7900826446281">
                <text:p>10.790082644628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2388888888889">
                <text:p>11.238888888888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5881656804734">
                <text:p>11.588165680473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0566893424036">
                <text:p>2.5056689342403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3194444444444">
                <text:p>4.131944444444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4691358024691">
                <text:p>5.2469135802469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04444444444444">
                <text:p>6.044444444444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63452708907254">
                <text:p>6.6345270890725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43261012491782">
                <text:p>7.4326101249178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2627551020408">
                <text:p>1.6262755102040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74124464600655">
                <text:p>2.7412446460065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53877551020408">
                <text:p>3.5387755102040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12885815483218">
                <text:p>4.1288581548321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57766439909297">
                <text:p>4.57766439909297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92694119067745">
                <text:p>4.9269411906774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1496913580247">
                <text:p>1.11496913580247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125">
                <text:p>1.912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025826446281">
                <text:p>2.502582644628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5138888888889">
                <text:p>2.9513888888888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0066568047337">
                <text:p>3.30066568047337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97530864197531">
                <text:p>0.79753086419753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761350882563">
                <text:p>1.38761350882563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3641975308642">
                <text:p>1.8364197530864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856965446709">
                <text:p>2.185696544670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90082644628099">
                <text:p>0.59008264462809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3888888888889">
                <text:p>1.0388888888888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8816568047337">
                <text:p>1.38816568047337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4880624426079">
                <text:p>0.4488062442607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98083035845274">
                <text:p>0.79808303584527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49276791584484">
                <text:p>0.34927679158448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